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Landscape">
      <style:table-properties style:width="25.612cm" style:page-number="auto" table:align="left" fo:keep-with-next="always"/>
    </style:style>
    <style:style style:name="Tableau1.A" style:family="table-column">
      <style:table-column-properties style:column-width="2.335cm"/>
    </style:style>
    <style:style style:name="Tableau1.B" style:family="table-column">
      <style:table-column-properties style:column-width="2.337cm"/>
    </style:style>
    <style:style style:name="Tableau1.K" style:family="table-column">
      <style:table-column-properties style:column-width="2.24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eau1.C1" style:family="table-cell">
      <style:table-cell-properties style:vertical-align="middle" fo:background-color="#63bbee" fo:padding="0.097cm" fo:border-left="0.05pt solid #000000" fo:border-right="none" fo:border-top="0.05pt solid #000000" fo:border-bottom="0.05pt solid #000000">
        <style:background-image/>
      </style:table-cell-properties>
    </style:style>
    <style:style style:name="Tableau1.K1" style:family="table-cell">
      <style:table-cell-properties style:vertical-align="middle" fo:background-color="#63bbee" fo:padding="0.097cm" fo:border="0.05pt solid #000000">
        <style:background-image/>
      </style:table-cell-properties>
    </style:style>
    <style:style style:name="Tableau1.A2" style:family="table-cell">
      <style:table-cell-properties style:vertical-align="middle" fo:background-color="#63bbee" fo:padding="0.097cm" fo:border-left="0.05pt solid #000000" fo:border-right="none" fo:border-top="none" fo:border-bottom="0.05pt solid #000000">
        <style:background-image/>
      </style:table-cell-properties>
    </style:style>
    <style:style style:name="Tableau1.B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none" fo:border-top="none" fo:border-bottom="0.05pt solid #000000"/>
    </style:style>
    <style:style style:name="Tableau1.F2" style:family="table-cell">
      <style:table-cell-properties style:vertical-align="middle" fo:padding="0.097cm" fo:border-left="0.05pt solid #000000" fo:border-right="none" fo:border-top="none" fo:border-bottom="0.05pt solid #000000"/>
    </style:style>
    <style:style style:name="Tableau1.G2" style:family="table-cell">
      <style:table-cell-properties style:vertical-align="middle" fo:padding="0.097cm" fo:border-left="0.05pt solid #000000" fo:border-right="none" fo:border-top="none" fo:border-bottom="0.05pt solid #000000"/>
    </style:style>
    <style:style style:name="Tableau1.H2" style:family="table-cell">
      <style:table-cell-properties style:vertical-align="middle" fo:padding="0.097cm" fo:border-left="0.05pt solid #000000" fo:border-right="none" fo:border-top="none" fo:border-bottom="0.05pt solid #000000"/>
    </style:style>
    <style:style style:name="Tableau1.I2" style:family="table-cell">
      <style:table-cell-properties style:vertical-align="middle" fo:padding="0.097cm" fo:border-left="0.05pt solid #000000" fo:border-right="none" fo:border-top="none" fo:border-bottom="0.05pt solid #000000"/>
    </style:style>
    <style:style style:name="Tableau1.J2" style:family="table-cell">
      <style:table-cell-properties style:vertical-align="middle" fo:padding="0.097cm" fo:border-left="0.05pt solid #000000" fo:border-right="none" fo:border-top="none" fo:border-bottom="0.05pt solid #000000"/>
    </style:style>
    <style:style style:name="Tableau1.K2" style:family="table-cell">
      <style:table-cell-properties style:vertical-align="middle" fo:padding="0.097cm" fo:border-left="0.05pt solid #000000" fo:border-right="0.05pt solid #000000"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none" fo:border-top="none" fo:border-bottom="0.05pt solid #000000"/>
    </style:style>
    <style:style style:name="Tableau1.H3" style:family="table-cell">
      <style:table-cell-properties style:vertical-align="middle" fo:padding="0.097cm" fo:border-left="0.05pt solid #000000" fo:border-right="none" fo:border-top="none" fo:border-bottom="0.05pt solid #000000"/>
    </style:style>
    <style:style style:name="Tableau1.I3" style:family="table-cell">
      <style:table-cell-properties style:vertical-align="middle" fo:padding="0.097cm" fo:border-left="0.05pt solid #000000" fo:border-right="none" fo:border-top="none" fo:border-bottom="0.05pt solid #000000"/>
    </style:style>
    <style:style style:name="Tableau1.J3" style:family="table-cell">
      <style:table-cell-properties style:vertical-align="middle" fo:padding="0.097cm" fo:border-left="0.05pt solid #000000" fo:border-right="none" fo:border-top="none" fo:border-bottom="0.05pt solid #000000"/>
    </style:style>
    <style:style style:name="Tableau1.K3" style:family="table-cell">
      <style:table-cell-properties style:vertical-align="middle" fo:padding="0.097cm" fo:border-left="0.05pt solid #000000" fo:border-right="0.05pt solid #000000"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E4" style:family="table-cell">
      <style:table-cell-properties style:vertical-align="middle" fo:padding="0.097cm" fo:border-left="0.05pt solid #000000" fo:border-right="none" fo:border-top="none" fo:border-bottom="0.05pt solid #000000"/>
    </style:style>
    <style:style style:name="Tableau1.F4" style:family="table-cell">
      <style:table-cell-properties style:vertical-align="middle" fo:padding="0.097cm" fo:border-left="0.05pt solid #000000" fo:border-right="none" fo:border-top="none" fo:border-bottom="0.05pt solid #000000"/>
    </style:style>
    <style:style style:name="Tableau1.G4" style:family="table-cell">
      <style:table-cell-properties style:vertical-align="middle" fo:padding="0.097cm" fo:border-left="0.05pt solid #000000" fo:border-right="none" fo:border-top="none" fo:border-bottom="0.05pt solid #000000"/>
    </style:style>
    <style:style style:name="Tableau1.H4" style:family="table-cell">
      <style:table-cell-properties style:vertical-align="middle" fo:padding="0.097cm" fo:border-left="0.05pt solid #000000" fo:border-right="none" fo:border-top="none" fo:border-bottom="0.05pt solid #000000"/>
    </style:style>
    <style:style style:name="Tableau1.I4" style:family="table-cell">
      <style:table-cell-properties style:vertical-align="middle" fo:padding="0.097cm" fo:border-left="0.05pt solid #000000" fo:border-right="none" fo:border-top="none" fo:border-bottom="0.05pt solid #000000"/>
    </style:style>
    <style:style style:name="Tableau1.J4" style:family="table-cell">
      <style:table-cell-properties style:vertical-align="middle" fo:padding="0.097cm" fo:border-left="0.05pt solid #000000" fo:border-right="none" fo:border-top="none" fo:border-bottom="0.05pt solid #000000"/>
    </style:style>
    <style:style style:name="Tableau1.K4"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fo:keep-with-next="alway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background-color="#63bbee"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63bbee" fo:padding="0.097cm" fo:border="0.05pt solid #000000">
        <style:background-image/>
      </style:table-cell-properties>
    </style:style>
    <style:style style:name="Tableau2.A2" style:family="table-cell">
      <style:table-cell-properties style:vertical-align="middle" fo:background-color="#63bbee" fo:padding="0.097cm" fo:border-left="0.05pt solid #000000" fo:border-right="none" fo:border-top="none" fo:border-bottom="0.05pt solid #000000">
        <style:background-image/>
      </style:table-cell-properties>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Tableau2.B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padding="0.097cm" fo:border-left="0.05pt solid #000000" fo:border-right="none" fo:border-top="none" fo:border-bottom="0.05pt solid #000000"/>
    </style:style>
    <style:style style:name="Tableau2.D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D4"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cm" table:align="margins" fo:keep-with-next="alway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background-color="#63bbee" fo:padding="0.097cm" fo:border-left="0.05pt solid #000000" fo:border-right="none" fo:border-top="0.05pt solid #000000" fo:border-bottom="0.05pt solid #000000">
        <style:background-image/>
      </style:table-cell-properties>
    </style:style>
    <style:style style:name="Tableau3.D1" style:family="table-cell">
      <style:table-cell-properties style:vertical-align="middle" fo:background-color="#63bbee" fo:padding="0.097cm" fo:border="0.05pt solid #000000">
        <style:background-image/>
      </style:table-cell-properties>
    </style:style>
    <style:style style:name="Tableau3.A2" style:family="table-cell">
      <style:table-cell-properties style:vertical-align="middle" fo:background-color="#63bbee"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padding="0.097cm" fo:border-left="0.05pt solid #000000" fo:border-right="none" fo:border-top="none" fo:border-bottom="0.05pt solid #000000"/>
    </style:style>
    <style:style style:name="Tableau3.D4" style:family="table-cell">
      <style:table-cell-properties style:vertical-align="middle" fo:padding="0.097cm" fo:border-left="0.05pt solid #000000" fo:border-right="0.05pt solid #000000" fo:border-top="none" fo:border-bottom="0.05pt solid #000000"/>
    </style:style>
    <style:style style:name="Tableau3.B5" style:family="table-cell">
      <style:table-cell-properties style:vertical-align="middle" fo:padding="0.097cm" fo:border-left="0.05pt solid #000000" fo:border-right="0.05pt solid #000000" fo:border-top="none" fo:border-bottom="0.05pt solid #000000"/>
    </style:style>
    <style:style style:name="Tableau3.B6" style:family="table-cell">
      <style:table-cell-properties style:vertical-align="middle" fo:padding="0.097cm" fo:border-left="0.05pt solid #000000" fo:border-right="none" fo:border-top="none" fo:border-bottom="0.05pt solid #000000"/>
    </style:style>
    <style:style style:name="Tableau3.C6" style:family="table-cell">
      <style:table-cell-properties style:vertical-align="middle" fo:padding="0.097cm" fo:border-left="0.05pt solid #000000" fo:border-right="none" fo:border-top="none" fo:border-bottom="0.05pt solid #000000"/>
    </style:style>
    <style:style style:name="Tableau3.D6" style:family="table-cell">
      <style:table-cell-properties style:vertical-align="middle" fo:padding="0.097cm" fo:border-left="0.05pt solid #000000" fo:border-right="0.05pt solid #000000" fo:border-top="none" fo:border-bottom="0.05pt solid #000000"/>
    </style:style>
    <style:style style:name="Tableau3.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fo:keep-with-next="alway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background-color="#63bbee" fo:padding="0.097cm" fo:border-left="0.05pt solid #000000" fo:border-right="none" fo:border-top="0.05pt solid #000000" fo:border-bottom="0.05pt solid #000000">
        <style:background-image/>
      </style:table-cell-properties>
    </style:style>
    <style:style style:name="Tableau4.D1" style:family="table-cell">
      <style:table-cell-properties style:vertical-align="middle" fo:background-color="#63bbee" fo:padding="0.097cm" fo:border="0.05pt solid #000000">
        <style:background-image/>
      </style:table-cell-properties>
    </style:style>
    <style:style style:name="Tableau4.A2" style:family="table-cell">
      <style:table-cell-properties style:vertical-align="middle" fo:background-color="#63bbee"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none" fo:border-top="none" fo:border-bottom="0.05pt solid #000000"/>
    </style:style>
    <style:style style:name="Tableau4.C2" style:family="table-cell">
      <style:table-cell-properties style:vertical-align="middle"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0.05pt solid #000000"/>
    </style:style>
    <style:style style:name="Tableau4.B4" style:family="table-cell">
      <style:table-cell-properties style:vertical-align="middle" fo:padding="0.097cm" fo:border-left="0.05pt solid #000000" fo:border-right="none" fo:border-top="none" fo:border-bottom="0.05pt solid #000000"/>
    </style:style>
    <style:style style:name="Tableau4.C4" style:family="table-cell">
      <style:table-cell-properties style:vertical-align="middle" fo:padding="0.097cm" fo:border-left="0.05pt solid #000000" fo:border-right="none" fo:border-top="none" fo:border-bottom="0.05pt solid #000000"/>
    </style:style>
    <style:style style:name="Tableau4.D4" style:family="table-cell">
      <style:table-cell-properties style:vertical-align="middle" fo:padding="0.097cm" fo:border-left="0.05pt solid #000000" fo:border-right="0.05pt solid #000000"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fo:keep-with-next="alway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background-color="#63bbee" fo:padding="0.097cm" fo:border-left="0.05pt solid #000000" fo:border-right="none" fo:border-top="0.05pt solid #000000" fo:border-bottom="0.05pt solid #000000">
        <style:background-image/>
      </style:table-cell-properties>
    </style:style>
    <style:style style:name="Tableau5.D1" style:family="table-cell">
      <style:table-cell-properties style:vertical-align="middle" fo:background-color="#63bbee" fo:padding="0.097cm" fo:border="0.05pt solid #000000">
        <style:background-image/>
      </style:table-cell-properties>
    </style:style>
    <style:style style:name="Tableau5.A2" style:family="table-cell">
      <style:table-cell-properties style:vertical-align="middle" fo:background-color="#63bbee" fo:padding="0.097cm" fo:border-left="0.05pt solid #000000" fo:border-right="none" fo:border-top="none" fo:border-bottom="0.05pt solid #000000">
        <style:background-image/>
      </style:table-cell-properties>
    </style:style>
    <style:style style:name="Tableau5.B2" style:family="table-cell">
      <style:table-cell-properties style:vertical-align="middle" fo:padding="0.097cm" fo:border-left="0.05pt solid #000000" fo:border-right="none" fo:border-top="none" fo:border-bottom="0.05pt solid #000000"/>
    </style:style>
    <style:style style:name="Tableau5.C2" style:family="table-cell">
      <style:table-cell-properties style:vertical-align="middle" fo:padding="0.097cm" fo:border-left="0.05pt solid #000000" fo:border-right="none" fo:border-top="none" fo:border-bottom="0.05pt solid #000000"/>
    </style:style>
    <style:style style:name="Tableau5.D2" style:family="table-cell">
      <style:table-cell-properties style:vertical-align="middle" fo:padding="0.097cm" fo:border-left="0.05pt solid #000000" fo:border-right="0.05pt solid #000000" fo:border-top="none" fo:border-bottom="0.05pt solid #000000"/>
    </style:style>
    <style:style style:name="Tableau5.B3" style:family="table-cell">
      <style:table-cell-properties style:vertical-align="middle" fo:padding="0.097cm" fo:border-left="0.05pt solid #000000" fo:border-right="none" fo:border-top="none" fo:border-bottom="0.05pt solid #000000"/>
    </style:style>
    <style:style style:name="Tableau5.C3" style:family="table-cell">
      <style:table-cell-properties style:vertical-align="middle" fo:padding="0.097cm" fo:border-left="0.05pt solid #000000" fo:border-right="none" fo:border-top="none" fo:border-bottom="0.05pt solid #000000"/>
    </style:style>
    <style:style style:name="Tableau5.D3" style:family="table-cell">
      <style:table-cell-properties style:vertical-align="middle" fo:padding="0.097cm" fo:border-left="0.05pt solid #000000" fo:border-right="0.05pt solid #000000" fo:border-top="none" fo:border-bottom="0.05pt solid #000000"/>
    </style:style>
    <style:style style:name="Tableau5.B4" style:family="table-cell">
      <style:table-cell-properties style:vertical-align="middle" fo:padding="0.097cm" fo:border="0.05pt solid #000000"/>
    </style:style>
    <style:style style:name="Tableau5.B5" style:family="table-cell">
      <style:table-cell-properties style:vertical-align="middle" fo:padding="0.097cm" fo:border-left="0.05pt solid #000000" fo:border-right="none" fo:border-top="none" fo:border-bottom="0.05pt solid #000000"/>
    </style:style>
    <style:style style:name="Tableau5.C5" style:family="table-cell">
      <style:table-cell-properties style:vertical-align="middle" fo:padding="0.097cm" fo:border-left="0.05pt solid #000000" fo:border-right="none" fo:border-top="none" fo:border-bottom="0.05pt solid #000000"/>
    </style:style>
    <style:style style:name="Tableau5.D5" style:family="table-cell">
      <style:table-cell-properties style:vertical-align="middle" fo:padding="0.097cm" fo:border-left="0.05pt solid #000000" fo:border-right="0.05pt solid #000000" fo:border-top="none" fo:border-bottom="0.05pt solid #000000"/>
    </style:style>
    <style:style style:name="Tableau5.B6" style:family="table-cell">
      <style:table-cell-properties style:vertical-align="middle" fo:padding="0.097cm" fo:border-left="0.05pt solid #000000" fo:border-right="none" fo:border-top="none" fo:border-bottom="0.05pt solid #000000"/>
    </style:style>
    <style:style style:name="Tableau5.C6" style:family="table-cell">
      <style:table-cell-properties style:vertical-align="middle" fo:padding="0.097cm" fo:border-left="0.05pt solid #000000" fo:border-right="none" fo:border-top="none" fo:border-bottom="0.05pt solid #000000"/>
    </style:style>
    <style:style style:name="Tableau5.D6" style:family="table-cell">
      <style:table-cell-properties style:vertical-align="middle" fo:padding="0.097cm" fo:border-left="0.05pt solid #000000" fo:border-right="0.05pt solid #000000" fo:border-top="none" fo:border-bottom="0.05pt solid #000000"/>
    </style:style>
    <style:style style:name="Tableau5.B7"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style:font-name="Calibri" fo:font-size="8pt" style:font-size-asian="8pt" style:font-size-complex="8pt"/>
    </style:style>
    <style:style style:name="P2" style:family="paragraph" style:parent-style-name="Standard">
      <style:text-properties style:font-name="Calibri" fo:font-size="8pt" officeooo:paragraph-rsid="0017b0b7" style:font-size-asian="8pt" style:font-size-complex="8pt"/>
    </style:style>
    <style:style style:name="P3" style:family="paragraph" style:parent-style-name="Standard">
      <style:text-properties style:font-name="Calibri" fo:font-size="8pt" officeooo:paragraph-rsid="0018a18b" style:font-size-asian="8pt" style:font-size-complex="8pt"/>
    </style:style>
    <style:style style:name="P4" style:family="paragraph" style:parent-style-name="Standard">
      <style:text-properties style:font-name="Calibri" fo:font-size="8pt" officeooo:paragraph-rsid="001b662c" style:font-size-asian="8pt" style:font-size-complex="8pt"/>
    </style:style>
    <style:style style:name="P5" style:family="paragraph" style:parent-style-name="Standard">
      <style:text-properties style:font-name="Calibri" fo:font-size="8pt" officeooo:paragraph-rsid="001dc7c9" style:font-size-asian="8pt" style:font-size-complex="8pt"/>
    </style:style>
    <style:style style:name="P6" style:family="paragraph" style:parent-style-name="Standard">
      <style:paragraph-properties fo:text-align="center" style:justify-single-word="false"/>
      <style:text-properties style:font-name="Calibri" fo:font-size="8pt" officeooo:rsid="001e7467" officeooo:paragraph-rsid="001e7467" style:font-size-asian="8pt" style:font-size-complex="8pt"/>
    </style:style>
    <style:style style:name="P7" style:family="paragraph" style:parent-style-name="Standard">
      <style:paragraph-properties fo:text-align="center" style:justify-single-word="false"/>
      <style:text-properties style:font-name="Calibri" fo:font-size="8pt" officeooo:rsid="001fa998" officeooo:paragraph-rsid="001fa998" style:font-size-asian="8pt" style:font-size-complex="8pt"/>
    </style:style>
    <style:style style:name="P8" style:family="paragraph" style:parent-style-name="Standard">
      <style:paragraph-properties fo:text-align="center" style:justify-single-word="false"/>
      <style:text-properties style:font-name="Calibri" fo:font-size="8pt" officeooo:rsid="001fd2fb" officeooo:paragraph-rsid="001fd2fb" style:font-size-asian="8pt" style:font-size-complex="8pt"/>
    </style:style>
    <style:style style:name="P9" style:family="paragraph" style:parent-style-name="Standard">
      <style:text-properties style:font-name="Calibri" fo:font-size="8pt" officeooo:paragraph-rsid="00224f7e" style:font-size-asian="8pt" style:font-size-complex="8pt"/>
    </style:style>
    <style:style style:name="P10" style:family="paragraph" style:parent-style-name="Standard">
      <style:text-properties style:font-name="Calibri" fo:font-size="8pt" officeooo:paragraph-rsid="00226d53" style:font-size-asian="8pt" style:font-size-complex="8pt"/>
    </style:style>
    <style:style style:name="P11" style:family="paragraph" style:parent-style-name="Standard">
      <style:text-properties style:font-name="Calibri" fo:font-size="8pt" officeooo:paragraph-rsid="002381b3" style:font-size-asian="8pt" style:font-size-complex="8pt"/>
    </style:style>
    <style:style style:name="P12" style:family="paragraph" style:parent-style-name="Standard">
      <style:text-properties style:font-name="Calibri" fo:font-size="8pt" officeooo:paragraph-rsid="00268da7" style:font-size-asian="8pt" style:font-size-complex="8pt"/>
    </style:style>
    <style:style style:name="P13" style:family="paragraph" style:parent-style-name="Standard">
      <style:paragraph-properties fo:text-align="center" style:justify-single-word="false"/>
      <style:text-properties style:font-name="Calibri" fo:font-size="8pt" officeooo:rsid="002840f3" officeooo:paragraph-rsid="002840f3" style:font-size-asian="8pt" style:font-size-complex="8pt"/>
    </style:style>
    <style:style style:name="P14" style:family="paragraph" style:parent-style-name="Standard">
      <style:paragraph-properties fo:text-align="center" style:justify-single-word="false"/>
      <style:text-properties style:font-name="Calibri" fo:font-size="8pt" officeooo:rsid="002e36be" officeooo:paragraph-rsid="002e36be" style:font-size-asian="8pt" style:font-size-complex="8pt"/>
    </style:style>
    <style:style style:name="P15" style:family="paragraph" style:parent-style-name="Standard">
      <style:paragraph-properties fo:text-align="center" style:justify-single-word="false"/>
      <style:text-properties style:font-name="Calibri" fo:font-size="8pt" officeooo:rsid="002fb8a8" officeooo:paragraph-rsid="002fb8a8" style:font-size-asian="8pt" style:font-size-complex="8pt"/>
    </style:style>
    <style:style style:name="P16" style:family="paragraph" style:parent-style-name="Standard">
      <style:paragraph-properties fo:text-align="center" style:justify-single-word="false"/>
      <style:text-properties style:font-name="Calibri" fo:font-size="8pt" officeooo:rsid="00318dc9" officeooo:paragraph-rsid="00318dc9" style:font-size-asian="8pt" style:font-size-complex="8pt"/>
    </style:style>
    <style:style style:name="P17" style:family="paragraph" style:parent-style-name="Standard">
      <style:text-properties style:font-name="Calibri" fo:font-size="8pt" officeooo:paragraph-rsid="0045cff8" style:font-size-asian="8pt" style:font-size-complex="8pt"/>
    </style:style>
    <style:style style:name="P18" style:family="paragraph" style:parent-style-name="Standard">
      <style:text-properties style:font-name="Calibri" fo:font-size="8pt" officeooo:paragraph-rsid="00476331" style:font-size-asian="8pt" style:font-size-complex="8pt"/>
    </style:style>
    <style:style style:name="P19" style:family="paragraph" style:parent-style-name="Standard">
      <style:text-properties style:font-name="Calibri" fo:font-size="11pt" style:font-size-asian="11pt" style:font-size-complex="11pt"/>
    </style:style>
    <style:style style:name="P20" style:family="paragraph" style:parent-style-name="Standard">
      <style:text-properties style:font-name="Calibri" fo:font-size="11pt" officeooo:rsid="003204b7" officeooo:paragraph-rsid="0034bc71" style:font-size-asian="11pt" style:font-size-complex="11pt"/>
    </style:style>
    <style:style style:name="P21" style:family="paragraph" style:parent-style-name="Standard">
      <style:text-properties style:font-name="Calibri" fo:font-size="11pt" officeooo:rsid="003204b7" officeooo:paragraph-rsid="003a3ea4" style:font-size-asian="11pt" style:font-size-complex="11pt"/>
    </style:style>
    <style:style style:name="P22" style:family="paragraph" style:parent-style-name="Standard">
      <style:text-properties style:font-name="Calibri" fo:font-size="11pt" officeooo:rsid="003204b7" officeooo:paragraph-rsid="00492862" style:font-size-asian="11pt" style:font-size-complex="11pt"/>
    </style:style>
    <style:style style:name="P23" style:family="paragraph" style:parent-style-name="Standard">
      <style:text-properties style:font-name="Calibri" fo:font-size="11pt" officeooo:rsid="003204b7" officeooo:paragraph-rsid="005173aa" style:font-size-asian="11pt" style:font-size-complex="11pt"/>
    </style:style>
    <style:style style:name="P24" style:family="paragraph" style:parent-style-name="Standard">
      <style:text-properties style:font-name="Calibri" fo:font-size="11pt" officeooo:rsid="0034bc71" officeooo:paragraph-rsid="0034bc71" style:font-size-asian="11pt" style:font-size-complex="11pt"/>
    </style:style>
    <style:style style:name="P25" style:family="paragraph" style:parent-style-name="Standard">
      <style:text-properties style:font-name="Calibri" fo:font-size="11pt" officeooo:rsid="0034bc71" officeooo:paragraph-rsid="0035a1cb" style:font-size-asian="11pt" style:font-size-complex="11pt"/>
    </style:style>
    <style:style style:name="P26" style:family="paragraph" style:parent-style-name="Standard">
      <style:text-properties style:font-name="Calibri" fo:font-size="11pt" officeooo:rsid="0034bc71" officeooo:paragraph-rsid="003a3ea4" style:font-size-asian="11pt" style:font-size-complex="11pt"/>
    </style:style>
    <style:style style:name="P27" style:family="paragraph" style:parent-style-name="Standard">
      <style:text-properties style:font-name="Calibri" fo:font-size="11pt" officeooo:rsid="0034bc71" officeooo:paragraph-rsid="00492862" style:font-size-asian="11pt" style:font-size-complex="11pt"/>
    </style:style>
    <style:style style:name="P28" style:family="paragraph" style:parent-style-name="Standard">
      <style:text-properties style:font-name="Calibri" fo:font-size="11pt" officeooo:rsid="0034bc71" officeooo:paragraph-rsid="005173aa" style:font-size-asian="11pt" style:font-size-complex="11pt"/>
    </style:style>
    <style:style style:name="P29" style:family="paragraph" style:parent-style-name="Standard">
      <style:text-properties style:font-name="Calibri" fo:font-size="11pt" officeooo:rsid="0034bc71" officeooo:paragraph-rsid="005428d4" style:font-size-asian="11pt" style:font-size-complex="11pt"/>
    </style:style>
    <style:style style:name="P30" style:family="paragraph" style:parent-style-name="Standard">
      <style:text-properties style:font-name="Calibri" fo:font-size="11pt" officeooo:paragraph-rsid="003a3ea4" style:font-size-asian="11pt" style:font-size-complex="11pt"/>
    </style:style>
    <style:style style:name="P31" style:family="paragraph" style:parent-style-name="Standard">
      <style:text-properties style:font-name="Calibri" fo:font-size="11pt" officeooo:paragraph-rsid="00387417" style:font-size-asian="11pt" style:font-size-complex="11pt"/>
    </style:style>
    <style:style style:name="P32" style:family="paragraph" style:parent-style-name="Standard">
      <style:paragraph-properties fo:text-align="justify" style:justify-single-word="false"/>
      <style:text-properties style:font-name="Calibri" fo:font-size="11pt" officeooo:rsid="003dcd8a" officeooo:paragraph-rsid="003dcd8a" style:font-size-asian="11pt" style:font-size-complex="11pt"/>
    </style:style>
    <style:style style:name="P33" style:family="paragraph" style:parent-style-name="Standard">
      <style:paragraph-properties fo:text-align="justify" style:justify-single-word="false"/>
      <style:text-properties style:font-name="Calibri" fo:font-size="11pt" officeooo:rsid="0040d616" officeooo:paragraph-rsid="0040d616" style:font-size-asian="11pt" style:font-size-complex="11pt"/>
    </style:style>
    <style:style style:name="P34" style:family="paragraph" style:parent-style-name="Standard">
      <style:paragraph-properties fo:text-align="justify" style:justify-single-word="false"/>
      <style:text-properties style:font-name="Calibri" fo:font-size="11pt" officeooo:rsid="004375d3" officeooo:paragraph-rsid="004375d3" style:font-size-asian="11pt" style:font-size-complex="11pt"/>
    </style:style>
    <style:style style:name="P35" style:family="paragraph" style:parent-style-name="Standard">
      <style:text-properties style:font-name="Calibri" fo:font-size="11pt" officeooo:paragraph-rsid="0048f092" style:font-size-asian="11pt" style:font-size-complex="11pt"/>
    </style:style>
    <style:style style:name="P36" style:family="paragraph" style:parent-style-name="Standard">
      <style:text-properties style:font-name="Calibri" fo:font-size="11pt" officeooo:paragraph-rsid="00492862" style:font-size-asian="11pt" style:font-size-complex="11pt"/>
    </style:style>
    <style:style style:name="P37" style:family="paragraph" style:parent-style-name="Standard">
      <style:paragraph-properties fo:text-align="justify" style:justify-single-word="false"/>
      <style:text-properties style:font-name="Calibri" fo:font-size="11pt" officeooo:rsid="004cf833" officeooo:paragraph-rsid="004cf833" style:font-size-asian="11pt" style:font-size-complex="11pt"/>
    </style:style>
    <style:style style:name="P38" style:family="paragraph" style:parent-style-name="Standard">
      <style:paragraph-properties fo:text-align="justify" style:justify-single-word="false"/>
      <style:text-properties style:font-name="Calibri" fo:font-size="11pt" officeooo:rsid="004fe483" officeooo:paragraph-rsid="004fe483" style:font-size-asian="11pt" style:font-size-complex="11pt"/>
    </style:style>
    <style:style style:name="P39" style:family="paragraph" style:parent-style-name="Standard">
      <style:text-properties style:font-name="Calibri" fo:font-size="11pt" officeooo:paragraph-rsid="005173aa" style:font-size-asian="11pt" style:font-size-complex="11pt"/>
    </style:style>
    <style:style style:name="P40" style:family="paragraph" style:parent-style-name="Standard">
      <style:text-properties style:font-name="Calibri" fo:font-size="11pt" officeooo:paragraph-rsid="005428d4" style:font-size-asian="11pt" style:font-size-complex="11pt"/>
    </style:style>
    <style:style style:name="P41" style:family="paragraph" style:parent-style-name="Standard">
      <style:paragraph-properties fo:text-align="justify" style:justify-single-word="false"/>
      <style:text-properties style:font-name="Calibri" fo:font-size="11pt" officeooo:rsid="00584540" officeooo:paragraph-rsid="00584540" style:font-size-asian="11pt" style:font-size-complex="11pt"/>
    </style:style>
    <style:style style:name="P42" style:family="paragraph" style:parent-style-name="Standard">
      <style:paragraph-properties fo:text-align="justify" style:justify-single-word="false"/>
      <style:text-properties style:font-name="Calibri" officeooo:rsid="00584540" officeooo:paragraph-rsid="00584540"/>
    </style:style>
    <style:style style:name="P43" style:family="paragraph" style:parent-style-name="Standard">
      <style:paragraph-properties fo:text-align="justify" style:justify-single-word="false"/>
      <style:text-properties style:font-name="Calibri" officeooo:rsid="005efb85" officeooo:paragraph-rsid="005efb85"/>
    </style:style>
    <style:style style:name="P44" style:family="paragraph" style:parent-style-name="Standard">
      <style:paragraph-properties fo:text-align="justify" style:justify-single-word="false"/>
      <style:text-properties style:font-name="Calibri" officeooo:rsid="00546787" officeooo:paragraph-rsid="00546787"/>
    </style:style>
    <style:style style:name="P45" style:family="paragraph" style:parent-style-name="Standard">
      <style:text-properties officeooo:paragraph-rsid="002c7f25"/>
    </style:style>
    <style:style style:name="P46" style:family="paragraph" style:parent-style-name="Standard">
      <style:text-properties officeooo:rsid="00348e01" officeooo:paragraph-rsid="00348e01"/>
    </style:style>
    <style:style style:name="P47" style:family="paragraph" style:parent-style-name="Standard">
      <style:text-properties officeooo:rsid="00383c0c" officeooo:paragraph-rsid="00383c0c"/>
    </style:style>
    <style:style style:name="P48" style:family="paragraph" style:parent-style-name="Standard">
      <style:text-properties officeooo:paragraph-rsid="00383c0c"/>
    </style:style>
    <style:style style:name="P49" style:family="paragraph" style:parent-style-name="Standard">
      <style:text-properties officeooo:rsid="0048f092" officeooo:paragraph-rsid="0048f092"/>
    </style:style>
    <style:style style:name="P50" style:family="paragraph" style:parent-style-name="Standard">
      <style:text-properties officeooo:paragraph-rsid="0048f092"/>
    </style:style>
    <style:style style:name="P51" style:family="paragraph" style:parent-style-name="Standard">
      <style:text-properties officeooo:rsid="005172d8" officeooo:paragraph-rsid="005172d8"/>
    </style:style>
    <style:style style:name="P52" style:family="paragraph" style:parent-style-name="Standard">
      <style:text-properties officeooo:rsid="005172d8" officeooo:paragraph-rsid="005173aa"/>
    </style:style>
    <style:style style:name="P53" style:family="paragraph" style:parent-style-name="Standard">
      <style:paragraph-properties fo:text-align="center" style:justify-single-word="false"/>
      <style:text-properties fo:color="#3399ff" style:font-name="Calibri" fo:font-size="16pt" fo:font-weight="bold" officeooo:rsid="005172d8" officeooo:paragraph-rsid="005172d8" style:font-size-asian="16pt" style:font-weight-asian="bold" style:font-size-complex="16pt" style:font-weight-complex="bold"/>
    </style:style>
    <style:style style:name="P54" style:family="paragraph" style:parent-style-name="Standard">
      <style:paragraph-properties fo:text-align="justify" style:justify-single-word="false"/>
      <style:text-properties officeooo:paragraph-rsid="00584540"/>
    </style:style>
    <style:style style:name="P55" style:family="paragraph" style:parent-style-name="Table_20_Contents">
      <style:text-properties style:font-name="Calibri" fo:font-size="8pt" style:font-size-asian="8pt" style:font-size-complex="8pt"/>
    </style:style>
    <style:style style:name="P56" style:family="paragraph" style:parent-style-name="Table_20_Contents">
      <style:paragraph-properties fo:text-align="center" style:justify-single-word="false"/>
      <style:text-properties style:font-name="Calibri" fo:font-size="8pt" style:font-size-asian="8pt" style:font-size-complex="8pt"/>
    </style:style>
    <style:style style:name="P57" style:family="paragraph" style:parent-style-name="Table_20_Contents">
      <style:text-properties style:font-name="Calibri" fo:font-size="11pt" style:font-size-asian="11pt" style:font-size-complex="11pt"/>
    </style:style>
    <style:style style:name="P58" style:family="paragraph" style:parent-style-name="Table_20_Contents">
      <style:text-properties style:font-name="Calibri" fo:font-size="11pt" officeooo:rsid="00349d78" officeooo:paragraph-rsid="00349d78" style:font-size-asian="11pt" style:font-size-complex="11pt"/>
    </style:style>
    <style:style style:name="P59" style:family="paragraph" style:parent-style-name="Table_20_Contents">
      <style:paragraph-properties fo:text-align="center" style:justify-single-word="false"/>
      <style:text-properties style:font-name="Calibri" fo:font-size="11pt" officeooo:rsid="00349d78" officeooo:paragraph-rsid="0048f092" style:font-size-asian="11pt" style:font-size-complex="11pt"/>
    </style:style>
    <style:style style:name="P60" style:family="paragraph" style:parent-style-name="Table_20_Contents">
      <style:text-properties style:font-name="Calibri" fo:font-size="11pt" officeooo:rsid="00349d78" officeooo:paragraph-rsid="0048f092" style:font-size-asian="11pt" style:font-size-complex="11pt"/>
    </style:style>
    <style:style style:name="P61" style:family="paragraph" style:parent-style-name="Table_20_Contents">
      <style:text-properties style:font-name="Calibri" fo:font-size="11pt" officeooo:rsid="0034bc71" officeooo:paragraph-rsid="00358169" style:font-size-asian="11pt" style:font-size-complex="11pt"/>
    </style:style>
    <style:style style:name="P62" style:family="paragraph" style:parent-style-name="Table_20_Contents">
      <style:text-properties style:font-name="Calibri" fo:font-size="11pt" officeooo:paragraph-rsid="00383c0c" style:font-size-asian="11pt" style:font-size-complex="11pt"/>
    </style:style>
    <style:style style:name="P63" style:family="paragraph" style:parent-style-name="Table_20_Contents">
      <style:text-properties style:font-name="Calibri" fo:font-size="11pt" officeooo:paragraph-rsid="0048f092" style:font-size-asian="11pt" style:font-size-complex="11pt"/>
    </style:style>
    <style:style style:name="P64" style:family="paragraph" style:parent-style-name="Table_20_Contents">
      <style:text-properties style:font-name="Calibri" fo:font-size="11pt" officeooo:paragraph-rsid="005173aa" style:font-size-asian="11pt" style:font-size-complex="11pt"/>
    </style:style>
    <style:style style:name="P65" style:family="paragraph" style:parent-style-name="Table_20_Contents">
      <style:paragraph-properties fo:text-align="center" style:justify-single-word="false"/>
      <style:text-properties style:font-name="Calibri" fo:font-size="11pt" officeooo:paragraph-rsid="005428d4" style:font-size-asian="11pt" style:font-size-complex="11pt"/>
    </style:style>
    <style:style style:name="P66" style:family="paragraph" style:parent-style-name="Table_20_Contents">
      <style:text-properties style:font-name="Calibri" fo:font-size="11pt" fo:font-weight="bold" officeooo:rsid="00349d78" officeooo:paragraph-rsid="00349d78" style:font-size-asian="11pt" style:font-weight-asian="bold" style:font-size-complex="11pt" style:font-weight-complex="bold"/>
    </style:style>
    <style:style style:name="P67" style:family="paragraph" style:parent-style-name="Table_20_Contents">
      <style:text-properties style:font-name="Calibri" fo:font-size="11pt" fo:font-weight="bold" officeooo:rsid="00349d78" officeooo:paragraph-rsid="00383c0c"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style:font-name="Calibri" fo:font-size="11pt" fo:font-weight="bold" officeooo:rsid="00349d78" officeooo:paragraph-rsid="00383c0c" style:font-size-asian="11pt" style:font-weight-asian="bold" style:font-size-complex="11pt" style:font-weight-complex="bold"/>
    </style:style>
    <style:style style:name="P69" style:family="paragraph" style:parent-style-name="Table_20_Contents">
      <style:text-properties style:font-name="Calibri" fo:font-size="11pt" fo:font-weight="bold" officeooo:rsid="00349d78" officeooo:paragraph-rsid="005173aa"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style:font-name="Calibri" fo:font-size="11pt" fo:font-weight="bold" officeooo:rsid="00523605" officeooo:paragraph-rsid="00523605"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style:font-name="Calibri" fo:font-size="11pt" fo:font-weight="bold" officeooo:rsid="0052391d" officeooo:paragraph-rsid="0052391d"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style:font-name="Calibri" fo:font-size="11pt" fo:font-weight="normal" officeooo:rsid="00349d78" officeooo:paragraph-rsid="0048f092" style:font-size-asian="11pt" style:font-weight-asian="normal" style:font-size-complex="11pt" style:font-weight-complex="normal"/>
    </style:style>
    <style:style style:name="P73" style:family="paragraph" style:parent-style-name="Standard">
      <style:paragraph-properties fo:text-align="center" style:justify-single-word="false" fo:break-before="page"/>
      <style:text-properties fo:color="#3399ff" style:font-name="Calibri" fo:font-size="16pt" fo:font-weight="bold" officeooo:rsid="0048f092" officeooo:paragraph-rsid="0048f092" style:font-size-asian="16pt" style:font-weight-asian="bold" style:font-size-complex="16pt" style:font-weight-complex="bold"/>
    </style:style>
    <style:style style:name="P74" style:family="paragraph" style:parent-style-name="Table">
      <style:paragraph-properties fo:text-align="center" style:justify-single-word="false"/>
      <style:text-properties style:font-name="Calibri"/>
    </style:style>
    <style:style style:name="P75" style:family="paragraph" style:parent-style-name="Table">
      <style:paragraph-properties fo:text-align="center" style:justify-single-word="false"/>
    </style:style>
    <style:style style:name="P76" style:family="paragraph" style:parent-style-name="Standard" style:master-page-name="Sans_20_nom1">
      <style:paragraph-properties fo:text-align="center" style:justify-single-word="false" style:page-number="auto"/>
      <style:text-properties fo:color="#3399ff" style:font-name="Calibri" fo:font-size="16pt" fo:font-weight="bold" officeooo:rsid="00318dc9" officeooo:paragraph-rsid="00318dc9" fo:background-color="transparent" style:font-size-asian="16pt" style:font-weight-asian="bold" style:font-size-complex="16pt" style:font-weight-complex="bold"/>
    </style:style>
    <style:style style:name="P77" style:family="paragraph" style:parent-style-name="Standard">
      <style:paragraph-properties fo:text-align="center" style:justify-single-word="false"/>
      <style:text-properties fo:color="#3399ff" style:font-name="Calibri" fo:font-size="16pt" fo:font-weight="bold" officeooo:rsid="00383c0c" officeooo:paragraph-rsid="00383c0c" style:font-size-asian="16pt" style:font-weight-asian="bold" style:font-size-complex="16pt" style:font-weight-complex="bold"/>
    </style:style>
    <style:style style:name="P78" style:family="paragraph" style:parent-style-name="Standard" style:list-style-name="L1">
      <style:paragraph-properties fo:text-align="justify" style:justify-single-word="false"/>
      <style:text-properties style:font-name="Calibri" officeooo:rsid="00546787" officeooo:paragraph-rsid="00546787"/>
    </style:style>
    <style:style style:name="P79" style:family="paragraph" style:parent-style-name="Standard" style:list-style-name="L2">
      <style:paragraph-properties fo:text-align="justify" style:justify-single-word="false"/>
      <style:text-properties style:font-name="Calibri" officeooo:rsid="00546787" officeooo:paragraph-rsid="00546787"/>
    </style:style>
    <style:style style:name="T1" style:family="text">
      <style:text-properties officeooo:rsid="000604f3"/>
    </style:style>
    <style:style style:name="T2" style:family="text">
      <style:text-properties fo:font-weight="bold" style:font-weight-asian="bold" style:font-weight-complex="bold"/>
    </style:style>
    <style:style style:name="T3" style:family="text">
      <style:text-properties fo:font-weight="bold" officeooo:rsid="000604f3" style:font-weight-asian="bold" style:font-weight-complex="bold"/>
    </style:style>
    <style:style style:name="T4" style:family="text">
      <style:text-properties fo:font-weight="bold" officeooo:rsid="003a3ea4" style:font-weight-asian="bold" style:font-weight-complex="bold"/>
    </style:style>
    <style:style style:name="T5" style:family="text">
      <style:text-properties fo:font-weight="bold" officeooo:rsid="0026c4bf" style:font-weight-asian="bold" style:font-weight-complex="bold"/>
    </style:style>
    <style:style style:name="T6" style:family="text">
      <style:text-properties fo:font-weight="bold" officeooo:rsid="00492862" style:font-weight-asian="bold" style:font-weight-complex="bold"/>
    </style:style>
    <style:style style:name="T7" style:family="text">
      <style:text-properties fo:font-weight="bold" officeooo:rsid="004b4365" style:font-weight-asian="bold" style:font-weight-complex="bold"/>
    </style:style>
    <style:style style:name="T8" style:family="text">
      <style:text-properties fo:font-weight="bold" officeooo:rsid="005428d4" style:font-weight-asian="bold" style:font-weight-complex="bold"/>
    </style:style>
    <style:style style:name="T9" style:family="text">
      <style:text-properties officeooo:rsid="00087e22"/>
    </style:style>
    <style:style style:name="T10" style:family="text">
      <style:text-properties officeooo:rsid="0017f007"/>
    </style:style>
    <style:style style:name="T11" style:family="text">
      <style:text-properties officeooo:rsid="001c2670"/>
    </style:style>
    <style:style style:name="T12" style:family="text">
      <style:text-properties officeooo:rsid="001c9c05"/>
    </style:style>
    <style:style style:name="T13" style:family="text">
      <style:text-properties officeooo:rsid="0009a6ae"/>
    </style:style>
    <style:style style:name="T14" style:family="text">
      <style:text-properties officeooo:rsid="000b13cd"/>
    </style:style>
    <style:style style:name="T15" style:family="text">
      <style:text-properties officeooo:rsid="000be458"/>
    </style:style>
    <style:style style:name="T16" style:family="text">
      <style:text-properties officeooo:rsid="001d676f"/>
    </style:style>
    <style:style style:name="T17" style:family="text">
      <style:text-properties officeooo:rsid="000d6695"/>
    </style:style>
    <style:style style:name="T18" style:family="text">
      <style:text-properties officeooo:rsid="00200e3e"/>
    </style:style>
    <style:style style:name="T19" style:family="text">
      <style:text-properties fo:font-size="7pt" officeooo:rsid="000d6695" style:font-size-asian="7pt" style:font-size-complex="7pt"/>
    </style:style>
    <style:style style:name="T20" style:family="text">
      <style:text-properties fo:font-size="7pt" officeooo:rsid="0011512e" style:font-size-asian="7pt" style:font-size-complex="7pt"/>
    </style:style>
    <style:style style:name="T21" style:family="text">
      <style:text-properties fo:font-size="7pt" officeooo:rsid="0012ffe9" style:font-size-asian="7pt" style:font-size-complex="7pt"/>
    </style:style>
    <style:style style:name="T22" style:family="text">
      <style:text-properties fo:font-size="7pt" officeooo:rsid="0017b0b7" style:font-size-asian="7pt" style:font-size-complex="7pt"/>
    </style:style>
    <style:style style:name="T23" style:family="text">
      <style:text-properties fo:font-size="7pt" officeooo:rsid="0018a18b" style:font-size-asian="7pt" style:font-size-complex="7pt"/>
    </style:style>
    <style:style style:name="T24" style:family="text">
      <style:text-properties fo:font-size="7pt" officeooo:rsid="001b662c" style:font-size-asian="7pt" style:font-size-complex="7pt"/>
    </style:style>
    <style:style style:name="T25" style:family="text">
      <style:text-properties fo:font-size="7pt" officeooo:rsid="00224f7e" style:font-size-asian="7pt" style:font-size-complex="7pt"/>
    </style:style>
    <style:style style:name="T26" style:family="text">
      <style:text-properties fo:font-size="7pt" officeooo:rsid="00226d53" style:font-size-asian="7pt" style:font-size-complex="7pt"/>
    </style:style>
    <style:style style:name="T27" style:family="text">
      <style:text-properties officeooo:rsid="000f6b1f"/>
    </style:style>
    <style:style style:name="T28" style:family="text">
      <style:text-properties officeooo:rsid="002123b0"/>
    </style:style>
    <style:style style:name="T29" style:family="text">
      <style:text-properties officeooo:rsid="001089b6"/>
    </style:style>
    <style:style style:name="T30" style:family="text">
      <style:text-properties officeooo:rsid="0021cf5b"/>
    </style:style>
    <style:style style:name="T31" style:family="text">
      <style:text-properties officeooo:rsid="0010dad2"/>
    </style:style>
    <style:style style:name="T32" style:family="text">
      <style:text-properties officeooo:rsid="002352e0"/>
    </style:style>
    <style:style style:name="T33" style:family="text">
      <style:text-properties officeooo:rsid="0011512e"/>
    </style:style>
    <style:style style:name="T34" style:family="text">
      <style:text-properties officeooo:rsid="002785bf"/>
    </style:style>
    <style:style style:name="T35" style:family="text">
      <style:text-properties officeooo:rsid="00127d5f"/>
    </style:style>
    <style:style style:name="T36" style:family="text">
      <style:text-properties officeooo:rsid="00281723"/>
    </style:style>
    <style:style style:name="T37" style:family="text">
      <style:text-properties officeooo:rsid="0012ffe9"/>
    </style:style>
    <style:style style:name="T38" style:family="text">
      <style:text-properties officeooo:rsid="00285c26"/>
    </style:style>
    <style:style style:name="T39" style:family="text">
      <style:text-properties officeooo:rsid="0014ba5c"/>
    </style:style>
    <style:style style:name="T40" style:family="text">
      <style:text-properties officeooo:rsid="0029bb60"/>
    </style:style>
    <style:style style:name="T41" style:family="text">
      <style:text-properties officeooo:rsid="0017b0b7"/>
    </style:style>
    <style:style style:name="T42" style:family="text">
      <style:text-properties officeooo:rsid="0018a18b"/>
    </style:style>
    <style:style style:name="T43" style:family="text">
      <style:text-properties officeooo:rsid="001b662c"/>
    </style:style>
    <style:style style:name="T44" style:family="text">
      <style:text-properties officeooo:rsid="001dc7c9"/>
    </style:style>
    <style:style style:name="T45" style:family="text">
      <style:text-properties officeooo:rsid="00224f7e"/>
    </style:style>
    <style:style style:name="T46" style:family="text">
      <style:text-properties officeooo:rsid="00226d53"/>
    </style:style>
    <style:style style:name="T47" style:family="text">
      <style:text-properties officeooo:rsid="002381b3"/>
    </style:style>
    <style:style style:name="T48" style:family="text">
      <style:text-properties officeooo:rsid="00268da7"/>
    </style:style>
    <style:style style:name="T49" style:family="text">
      <style:text-properties officeooo:rsid="0026c4bf"/>
    </style:style>
    <style:style style:name="T50" style:family="text">
      <style:text-properties officeooo:rsid="00354aa2"/>
    </style:style>
    <style:style style:name="T51" style:family="text">
      <style:text-properties officeooo:rsid="003f2a21"/>
    </style:style>
    <style:style style:name="T52" style:family="text">
      <style:text-properties officeooo:rsid="0045cff8"/>
    </style:style>
    <style:style style:name="T53" style:family="text">
      <style:text-properties officeooo:rsid="00474910"/>
    </style:style>
    <style:style style:name="T54" style:family="text">
      <style:text-properties officeooo:rsid="00476331"/>
    </style:style>
    <style:style style:name="T55" style:family="text">
      <style:text-properties officeooo:rsid="0049a57f"/>
    </style:style>
    <style:style style:name="T56" style:family="text">
      <style:text-properties officeooo:rsid="004cf833"/>
    </style:style>
    <style:style style:name="T57" style:family="text">
      <style:text-properties officeooo:rsid="004de4c7"/>
    </style:style>
    <style:style style:name="T58" style:family="text">
      <style:text-properties officeooo:rsid="004e6e4a"/>
    </style:style>
    <style:style style:name="T59" style:family="text">
      <style:text-properties style:text-underline-style="solid" style:text-underline-width="auto" style:text-underline-color="font-color"/>
    </style:style>
    <style:style style:name="T60" style:family="text">
      <style:text-properties officeooo:rsid="00523605"/>
    </style:style>
    <style:style style:name="T61" style:family="text">
      <style:text-properties officeooo:rsid="0052391d"/>
    </style:style>
    <style:style style:name="T62" style:family="text">
      <style:text-properties officeooo:rsid="0054e1e6"/>
    </style:style>
    <style:style style:name="T63" style:family="text">
      <style:text-properties officeooo:rsid="00552504"/>
    </style:style>
    <style:style style:name="T64" style:family="text">
      <style:text-properties style:font-name="Calibri" fo:font-weight="bold" officeooo:rsid="00584540" style:font-weight-asian="bold" style:font-weight-complex="bold"/>
    </style:style>
    <style:style style:name="T65" style:family="text">
      <style:text-properties style:font-name="Calibri" officeooo:rsid="005845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K"/>
        <table:table-row>
          <table:table-cell table:style-name="Tableau1.A1" office:value-type="string">
            <text:p text:style-name="P55"/>
          </table:table-cell>
          <table:table-cell table:style-name="Tableau1.B1" office:value-type="string">
            <text:p text:style-name="P56">Breadth first search</text:p>
          </table:table-cell>
          <table:table-cell table:style-name="Tableau1.C1" office:value-type="string">
            <text:p text:style-name="P56">Breadth first tree search</text:p>
          </table:table-cell>
          <table:table-cell table:style-name="Tableau1.B1" office:value-type="string">
            <text:p text:style-name="P56">Depth first graph search</text:p>
          </table:table-cell>
          <table:table-cell table:style-name="Tableau1.C1" office:value-type="string">
            <text:p text:style-name="P56">Depth limited search</text:p>
          </table:table-cell>
          <table:table-cell table:style-name="Tableau1.C1" office:value-type="string">
            <text:p text:style-name="P56">Uniform cost search</text:p>
          </table:table-cell>
          <table:table-cell table:style-name="Tableau1.C1" office:value-type="string">
            <text:p text:style-name="P56">Recursive best first search</text:p>
          </table:table-cell>
          <table:table-cell table:style-name="Tableau1.C1" office:value-type="string">
            <text:p text:style-name="P56">Greedy best first graph search</text:p>
          </table:table-cell>
          <table:table-cell table:style-name="Tableau1.C1" office:value-type="string">
            <text:p text:style-name="P56">Astar, h1</text:p>
          </table:table-cell>
          <table:table-cell table:style-name="Tableau1.C1" office:value-type="string">
            <text:p text:style-name="P56">Astar, h_ignore pr<text:span text:style-name="T57">e</text:span>co<text:span text:style-name="T57">n</text:span>ditions</text:p>
          </table:table-cell>
          <table:table-cell table:style-name="Tableau1.K1" office:value-type="string">
            <text:p text:style-name="P56">Astar, h_pg_levelsum</text:p>
          </table:table-cell>
        </table:table-row>
        <table:table-row>
          <table:table-cell table:style-name="Tableau1.A2" office:value-type="string">
            <text:p text:style-name="P56">Air cargo 1</text:p>
          </table:table-cell>
          <table:table-cell table:style-name="Tableau1.B2" office:value-type="string">
            <text:p text:style-name="P1"><text:span text:style-name="T2">Expansions</text:span>: 43 <text:span text:style-name="T2">Goal Tests</text:span>: 56 <text:span text:style-name="T2">New Nodes</text:span>: 180</text:p>
            <text:p text:style-name="P1"><text:span text:style-name="T2">Plan length</text:span>: 6 <text:s/><text:span text:style-name="T2">Time </text:span><text:span text:style-name="T3">(s)</text:span><text:span text:style-name="T1">:</text:span> 0.13</text:p>
          </table:table-cell>
          <table:table-cell table:style-name="Tableau1.I4" office:value-type="string">
            <text:p text:style-name="P1"><text:span text:style-name="T2">Expansions</text:span>: 1<text:span text:style-name="T9">458</text:span> <text:span text:style-name="T2">Goal Tests</text:span>: <text:span text:style-name="T9">1459</text:span> <text:span text:style-name="T2">New Nodes</text:span>: <text:span text:style-name="T9">5960</text:span></text:p>
            <text:p text:style-name="P1"><text:span text:style-name="T2">Plan length</text:span>: 6 <text:s/><text:span text:style-name="T2">Time </text:span><text:span text:style-name="T3">(s)</text:span><text:span text:style-name="T1">:</text:span> <text:span text:style-name="T10">4.588</text:span></text:p>
          </table:table-cell>
          <table:table-cell table:style-name="Tableau1.B2" office:value-type="string">
            <text:p text:style-name="P1"><text:span text:style-name="T2">Expansions</text:span>: <text:span text:style-name="T14">21</text:span> <text:span text:style-name="T2">Goal Tests</text:span>: <text:span text:style-name="T14">22</text:span> <text:span text:style-name="T2">New Nodes</text:span>: <text:span text:style-name="T14">84</text:span></text:p>
            <text:p text:style-name="P1"><text:span text:style-name="T2">Plan length</text:span>: <text:span text:style-name="T14">20</text:span> <text:s/><text:span text:style-name="T2">Time </text:span><text:span text:style-name="T3">(s)</text:span><text:span text:style-name="T1">:</text:span> <text:span text:style-name="T11">0.066</text:span></text:p>
          </table:table-cell>
          <table:table-cell table:style-name="Tableau1.I4" office:value-type="string">
            <text:p text:style-name="P1"><text:span text:style-name="T2">Expansions</text:span>: <text:span text:style-name="T13">101</text:span> <text:span text:style-name="T2">Goal Tests</text:span>: <text:span text:style-name="T13">271</text:span> <text:span text:style-name="T2">New Nodes</text:span>: <text:span text:style-name="T13">414</text:span></text:p>
            <text:p text:style-name="P1"><text:span text:style-name="T2">Plan length</text:span>: <text:span text:style-name="T13">50</text:span> <text:span text:style-name="T2">Time </text:span><text:span text:style-name="T3">(s)</text:span><text:span text:style-name="T1">:</text:span> <text:span text:style-name="T12">0.337</text:span></text:p>
          </table:table-cell>
          <table:table-cell table:style-name="Tableau1.F2" office:value-type="string">
            <text:p text:style-name="P1"><text:span text:style-name="T2">Expansions</text:span>: <text:span text:style-name="T15">55</text:span> <text:span text:style-name="T2">Goal Tests</text:span>: 5<text:span text:style-name="T15">7</text:span> <text:span text:style-name="T2">New Nodes</text:span>: <text:span text:style-name="T15">224</text:span></text:p>
            <text:p text:style-name="P1"><text:span text:style-name="T2">Plan length</text:span>: 6 <text:s/><text:span text:style-name="T2">Time </text:span><text:span text:style-name="T3">(s)</text:span><text:span text:style-name="T1">:</text:span> <text:span text:style-name="T16">0.171</text:span></text:p>
          </table:table-cell>
          <table:table-cell table:style-name="Tableau1.I4" office:value-type="string">
            <text:p text:style-name="P1"><text:span text:style-name="T2">Expansions</text:span>: 4<text:span text:style-name="T17">229</text:span> <text:span text:style-name="T2">Goal Tests</text:span>: <text:span text:style-name="T17">4230</text:span> <text:span text:style-name="T2">New Nodes</text:span>: <text:span text:style-name="T19">17023</text:span></text:p>
            <text:p text:style-name="P1"><text:span text:style-name="T2">Plan length</text:span>: 6 <text:s/><text:span text:style-name="T2">Time </text:span><text:span text:style-name="T3">(s)</text:span><text:span text:style-name="T1">:</text:span> <text:span text:style-name="T18">13.467</text:span></text:p>
          </table:table-cell>
          <table:table-cell table:style-name="Tableau1.H2" office:value-type="string">
            <text:p text:style-name="P1"><text:span text:style-name="T2">Expansions</text:span>: <text:span text:style-name="T27">7</text:span> <text:span text:style-name="T2">Goal Tests</text:span>: <text:span text:style-name="T27">9</text:span></text:p>
            <text:p text:style-name="P1"><text:span text:style-name="T2">New Nodes</text:span>: <text:span text:style-name="T27">28</text:span></text:p>
            <text:p text:style-name="P1"><text:span text:style-name="T2">Plan length</text:span>: 6 <text:s/><text:span text:style-name="T2">Time </text:span><text:span text:style-name="T3">(s)</text:span><text:span text:style-name="T1">:</text:span> <text:span text:style-name="T28">0.022</text:span></text:p>
          </table:table-cell>
          <table:table-cell table:style-name="Tableau1.I4" office:value-type="string">
            <text:p text:style-name="P1"><text:span text:style-name="T2">Expansions</text:span>: <text:span text:style-name="T29">55</text:span> <text:span text:style-name="T2">Goal Tests</text:span>: 5<text:span text:style-name="T29">7</text:span> <text:span text:style-name="T2">New Nodes</text:span>: <text:span text:style-name="T29">224</text:span></text:p>
            <text:p text:style-name="P1"><text:span text:style-name="T2">Plan length</text:span>: 6 <text:s/><text:span text:style-name="T2">Time </text:span><text:span text:style-name="T3">(s)</text:span><text:span text:style-name="T1">:</text:span> <text:span text:style-name="T30">0.167</text:span></text:p>
          </table:table-cell>
          <table:table-cell table:style-name="Tableau1.J2" office:value-type="string">
            <text:p text:style-name="P1"><text:span text:style-name="T2">Expansions</text:span>: 4<text:span text:style-name="T31">1</text:span> <text:span text:style-name="T2">Goal Tests</text:span>: <text:span text:style-name="T31">43</text:span> <text:span text:style-name="T2">New Nodes</text:span>: 1<text:span text:style-name="T31">70</text:span></text:p>
            <text:p text:style-name="P1"><text:span text:style-name="T2">Plan length</text:span>: 6 <text:s/><text:span text:style-name="T2">Time </text:span><text:span text:style-name="T3">(s)</text:span><text:span text:style-name="T1">:</text:span> <text:span text:style-name="T32">0.205</text:span></text:p>
          </table:table-cell>
          <table:table-cell table:style-name="Tableau1.K2" office:value-type="string">
            <text:p text:style-name="P12"><text:span text:style-name="T2">Expansions</text:span>: <text:span text:style-name="T48">11</text:span> <text:span text:style-name="T2">Goal Tests</text:span>: <text:span text:style-name="T48">13</text:span> <text:span text:style-name="T2">New Nodes</text:span>: <text:span text:style-name="T48">50</text:span></text:p>
            <text:p text:style-name="P12"><text:span text:style-name="T2">Plan length</text:span>: 6 <text:s/><text:span text:style-name="T2">Time </text:span><text:span text:style-name="T3">(s)</text:span><text:span text:style-name="T1">:</text:span> <text:span text:style-name="T53">1.71</text:span></text:p>
          </table:table-cell>
        </table:table-row>
        <table:table-row>
          <table:table-cell table:style-name="Tableau1.A2" office:value-type="string">
            <text:p text:style-name="P56">Air cargo 2</text:p>
          </table:table-cell>
          <table:table-cell table:style-name="Tableau1.B2" office:value-type="string">
            <text:p text:style-name="P1"><text:span text:style-name="T2">Expansions</text:span>: <text:span text:style-name="T33">3343</text:span> <text:span text:style-name="T2">Goal Tests</text:span>: <text:span text:style-name="T33">4609</text:span> <text:span text:style-name="T2">New Nodes</text:span>: <text:span text:style-name="T20">30509</text:span></text:p>
            <text:p text:style-name="P1"><text:span text:style-name="T2">Plan length</text:span>: <text:span text:style-name="T33">9</text:span> <text:span text:style-name="T2">Time </text:span><text:span text:style-name="T3">(s)</text:span><text:span text:style-name="T1">:</text:span> <text:span text:style-name="T34">58.540</text:span></text:p>
          </table:table-cell>
          <table:table-cell table:style-name="Tableau1.I4" office:value-type="string">
            <text:p text:style-name="P13">TOO LONG</text:p>
          </table:table-cell>
          <table:table-cell table:style-name="Tableau1.B2" office:value-type="string">
            <text:p text:style-name="P1"><text:span text:style-name="T2">Expansions</text:span>: <text:span text:style-name="T35">624</text:span> <text:span text:style-name="T2">Goal Tests</text:span>: <text:span text:style-name="T35">625</text:span> <text:span text:style-name="T2">New Nodes</text:span>: <text:span text:style-name="T35">5602</text:span></text:p>
            <text:p text:style-name="P1"><text:span text:style-name="T2">Plan length</text:span>: 6<text:span text:style-name="T35">19</text:span> <text:s/><text:span text:style-name="T2">Time </text:span><text:span text:style-name="T3">(s)</text:span><text:span text:style-name="T1">:</text:span> <text:span text:style-name="T36">10.911</text:span></text:p>
          </table:table-cell>
          <table:table-cell table:style-name="Tableau1.I4" office:value-type="string">
            <text:p text:style-name="P14">TOO LONG</text:p>
          </table:table-cell>
          <table:table-cell table:style-name="Tableau1.F3" office:value-type="string">
            <text:p text:style-name="P1"><text:span text:style-name="T2">Expansions</text:span>: 4<text:span text:style-name="T37">853</text:span> <text:span text:style-name="T2">Goal Tests</text:span>: <text:span text:style-name="T37">4855</text:span> <text:span text:style-name="T2">New Nodes</text:span>: <text:span text:style-name="T21">44041</text:span></text:p>
            <text:p text:style-name="P1"><text:span text:style-name="T2">Plan length</text:span>: <text:span text:style-name="T37">9</text:span> <text:s/><text:span text:style-name="T2">Time </text:span><text:span text:style-name="T3">(s)</text:span><text:span text:style-name="T1">:</text:span> <text:span text:style-name="T38">99.958</text:span></text:p>
          </table:table-cell>
          <table:table-cell table:style-name="Tableau1.I4" office:value-type="string">
            <text:p text:style-name="P15">TOO LONG</text:p>
          </table:table-cell>
          <table:table-cell table:style-name="Tableau1.H3" office:value-type="string">
            <text:p text:style-name="P1"><text:span text:style-name="T2">Expansions</text:span>: <text:span text:style-name="T39">970</text:span> <text:span text:style-name="T2">Goal Tests</text:span>: <text:span text:style-name="T39">972</text:span> <text:span text:style-name="T2">New Nodes</text:span>: <text:span text:style-name="T39">8726</text:span></text:p>
            <text:p text:style-name="P1"><text:span text:style-name="T2">Plan length</text:span>: <text:span text:style-name="T39">17</text:span> <text:s/><text:span text:style-name="T2">Time </text:span><text:span text:style-name="T3">(s)</text:span><text:span text:style-name="T1">:</text:span> <text:span text:style-name="T40">20.185</text:span></text:p>
          </table:table-cell>
          <table:table-cell table:style-name="Tableau1.I4" office:value-type="string">
            <text:p text:style-name="P2"><text:span text:style-name="T2">Expansions</text:span>: <text:span text:style-name="T41">4853</text:span> <text:span text:style-name="T2">Goal Tests</text:span>: <text:s/><text:span text:style-name="T41">4855</text:span></text:p>
            <text:p text:style-name="P2"><text:span text:style-name="T2">New Nodes</text:span>: <text:span text:style-name="T22">44041</text:span></text:p>
            <text:p text:style-name="P2"><text:span text:style-name="T2">Plan length</text:span>: <text:span text:style-name="T41">9</text:span> <text:s/><text:span text:style-name="T2">Time </text:span><text:span text:style-name="T3">(s)</text:span><text:span text:style-name="T1">:</text:span> <text:span text:style-name="T41">100.323</text:span></text:p>
          </table:table-cell>
          <table:table-cell table:style-name="Tableau1.J3" office:value-type="string">
            <text:p text:style-name="P3"><text:span text:style-name="T2">Expansions</text:span>: <text:span text:style-name="T42">1506</text:span> <text:span text:style-name="T2">Goal Tests</text:span>: <text:s/><text:span text:style-name="T42">1508</text:span></text:p>
            <text:p text:style-name="P3"><text:span text:style-name="T2">New Nodes</text:span>: <text:span text:style-name="T23">13820</text:span></text:p>
            <text:p text:style-name="P3"><text:span text:style-name="T2">Plan length</text:span>: <text:span text:style-name="T41">9</text:span> <text:s/><text:span text:style-name="T2">Time </text:span><text:span text:style-name="T3">(s)</text:span><text:span text:style-name="T1">:</text:span> <text:span text:style-name="T42">42.329</text:span></text:p>
          </table:table-cell>
          <table:table-cell table:style-name="Tableau1.K3" office:value-type="string">
            <text:p text:style-name="P17"><text:span text:style-name="T2">Expansions</text:span>: <text:span text:style-name="T52">86</text:span> <text:span text:style-name="T2">Goal Tests</text:span>: <text:s/><text:span text:style-name="T52">88</text:span></text:p>
            <text:p text:style-name="P17"><text:span text:style-name="T2">New Nodes</text:span>: <text:span text:style-name="T52">841</text:span></text:p>
            <text:p text:style-name="P17"><text:span text:style-name="T5">Plan length</text:span><text:span text:style-name="T49">: 9 <text:s/></text:span><text:span text:style-name="T5">Time </text:span><text:span text:style-name="T3">(s)</text:span><text:span text:style-name="T1">: 171.22</text:span></text:p>
          </table:table-cell>
        </table:table-row>
        <table:table-row>
          <table:table-cell table:style-name="Tableau1.A2" office:value-type="string">
            <text:p text:style-name="P56">Air cargo 3</text:p>
          </table:table-cell>
          <table:table-cell table:style-name="Tableau1.B2" office:value-type="string">
            <text:p text:style-name="P4"><text:span text:style-name="T2">Expansions</text:span>: <text:span text:style-name="T24">14663</text:span></text:p>
            <text:p text:style-name="P4"><text:span text:style-name="T43">G</text:span><text:span text:style-name="T2">oal Tests</text:span>: <text:span text:style-name="T43">18098</text:span> <text:span text:style-name="T2">NNodes</text:span>: <text:span text:style-name="T43">129631</text:span></text:p>
            <text:p text:style-name="P4"><text:span text:style-name="T2">Plan length</text:span>: <text:span text:style-name="T43">12</text:span> <text:s/><text:span text:style-name="T2">Time </text:span><text:span text:style-name="T3">(s)</text:span><text:span text:style-name="T1">:</text:span> <text:span text:style-name="T43">334.22</text:span></text:p>
          </table:table-cell>
          <table:table-cell table:style-name="Tableau1.I4" office:value-type="string">
            <text:p text:style-name="P16">TOO LONG</text:p>
          </table:table-cell>
          <table:table-cell table:style-name="Tableau1.B2" office:value-type="string">
            <text:p text:style-name="P1"><text:span text:style-name="T2">Expansions</text:span>: <text:span text:style-name="T44">408</text:span> <text:span text:style-name="T2">Goal Tests</text:span>: <text:span text:style-name="T44">409</text:span> <text:span text:style-name="T2">New Nodes</text:span>: <text:span text:style-name="T44">3364</text:span></text:p>
            <text:p text:style-name="P5"><text:span text:style-name="T2">Plan length</text:span>: <text:span text:style-name="T44">392</text:span> <text:s/><text:span text:style-name="T2">Time </text:span><text:span text:style-name="T3">(s)</text:span><text:span text:style-name="T1">:</text:span> <text:span text:style-name="T44">7.733</text:span></text:p>
          </table:table-cell>
          <table:table-cell table:style-name="Tableau1.I4" office:value-type="string">
            <text:p text:style-name="P6">TOO LONG</text:p>
          </table:table-cell>
          <table:table-cell table:style-name="Tableau1.F4" office:value-type="string">
            <text:p text:style-name="P7">TOO LONG</text:p>
          </table:table-cell>
          <table:table-cell table:style-name="Tableau1.I4" office:value-type="string">
            <text:p text:style-name="P8">TOO LONG</text:p>
          </table:table-cell>
          <table:table-cell table:style-name="Tableau1.H4" office:value-type="string">
            <text:p text:style-name="P1"><text:span text:style-name="T2">Expansions</text:span>: <text:span text:style-name="T45">5578</text:span> <text:span text:style-name="T2">Goal Tests</text:span>: 5<text:span text:style-name="T45">580</text:span> <text:span text:style-name="T2">New Nodes</text:span>: <text:span text:style-name="T25">49150</text:span></text:p>
            <text:p text:style-name="P9"><text:span text:style-name="T2">Plan length</text:span>: <text:span text:style-name="T45">22</text:span> <text:s/><text:span text:style-name="T2">Time </text:span><text:span text:style-name="T3">(s)</text:span><text:span text:style-name="T1">:</text:span> <text:span text:style-name="T45">189.65</text:span></text:p>
          </table:table-cell>
          <table:table-cell table:style-name="Tableau1.I4" office:value-type="string">
            <text:p text:style-name="P10"><text:span text:style-name="T2">Expansions</text:span>: <text:span text:style-name="T26">18223</text:span></text:p>
            <text:p text:style-name="P10"><text:span text:style-name="T2">Goal Tests</text:span>: <text:span text:style-name="T46">18225</text:span> <text:span text:style-name="T2">NNodes</text:span>: 1<text:span text:style-name="T46">59618</text:span></text:p>
            <text:p text:style-name="P10"><text:span text:style-name="T2">Plan length</text:span>: <text:span text:style-name="T46">12</text:span> <text:s/><text:span text:style-name="T2">Time </text:span><text:span text:style-name="T3">(s)</text:span><text:span text:style-name="T1">:</text:span> <text:span text:style-name="T46">670.712</text:span></text:p>
          </table:table-cell>
          <table:table-cell table:style-name="Tableau1.J4" office:value-type="string">
            <text:p text:style-name="P1"><text:span text:style-name="T2">Expansions</text:span>: <text:span text:style-name="T47">5118</text:span> <text:span text:style-name="T2">Goal Tests</text:span>: 5<text:span text:style-name="T47">120</text:span> <text:span text:style-name="T2">NNodes</text:span>: <text:span text:style-name="T47">45650</text:span></text:p>
            <text:p text:style-name="P11"><text:span text:style-name="T2">Plan length</text:span>: <text:span text:style-name="T47">12</text:span> <text:s/><text:span text:style-name="T2">Time </text:span><text:span text:style-name="T3">(s)</text:span><text:span text:style-name="T1">:</text:span> <text:span text:style-name="T47">227.437</text:span></text:p>
          </table:table-cell>
          <table:table-cell table:style-name="Tableau1.K4" office:value-type="string">
            <text:p text:style-name="P18"><text:span text:style-name="T2">Expansions</text:span>: <text:span text:style-name="T54">403</text:span> <text:span text:style-name="T2">Goal Tests</text:span>: <text:s/><text:span text:style-name="T54">405</text:span></text:p>
            <text:p text:style-name="P18"><text:span text:style-name="T2">NNodes</text:span>: <text:span text:style-name="T54">3708</text:span></text:p>
            <text:p text:style-name="P18"><text:span text:style-name="T5">Plan length</text:span><text:span text:style-name="T49">: 12 <text:s/></text:span><text:span text:style-name="T5">Time </text:span><text:span text:style-name="T3">(s)</text:span><text:span text:style-name="T1">: 1204.23</text:span></text:p>
          </table:table-cell>
        </table:table-row>
      </table:table>
      <text:p text:style-name="P74">Table <text:sequence text:ref-name="refTable0" text:name="Table" text:formula="ooow:Table+1" style:num-format="1">1</text:sequence>: Result of running each algorithm on each 3 problems</text:p>
      <text:p text:style-name="P45"/>
      <text:p text:style-name="P76">Optimal Plan</text:p>
      <text:p text:style-name="P46"/>
      <table:table table:name="Tableau2" table:style-name="Tableau2">
        <table:table-column table:style-name="Tableau2.A" table:number-columns-repeated="3"/>
        <table:table-column table:style-name="Tableau2.D"/>
        <table:table-row>
          <table:table-cell table:style-name="Tableau2.A1" office:value-type="string">
            <text:p text:style-name="P57"/>
          </table:table-cell>
          <table:table-cell table:style-name="Tableau2.B1" office:value-type="string">
            <text:p text:style-name="P66">Problem 1</text:p>
          </table:table-cell>
          <table:table-cell table:style-name="Tableau2.B1" office:value-type="string">
            <text:p text:style-name="P66">Problem 2</text:p>
          </table:table-cell>
          <table:table-cell table:style-name="Tableau2.D1" office:value-type="string">
            <text:p text:style-name="P66">Problem <text:span text:style-name="T50">3</text:span></text:p>
          </table:table-cell>
        </table:table-row>
        <table:table-row>
          <table:table-cell table:style-name="Tableau2.A2" office:value-type="string">
            <text:p text:style-name="P66">Initial State</text:p>
          </table:table-cell>
          <table:table-cell table:style-name="Tableau2.C4" office:value-type="string">
            <text:p text:style-name="P61">At(C1, SFO)</text:p>
            <text:p text:style-name="P61">At(C2, JFK)</text:p>
            <text:p text:style-name="P61">At(P1, SFO)</text:p>
            <text:p text:style-name="P61">At(P2, JFK)</text:p>
          </table:table-cell>
          <table:table-cell table:style-name="Tableau2.C4" office:value-type="string">
            <text:p text:style-name="P61">At(C1, SFO)</text:p>
            <text:p text:style-name="P61">At(C2, JFK)</text:p>
            <text:p text:style-name="P61">At(C3, ATL)</text:p>
            <text:p text:style-name="P61">At(P1, SFO)</text:p>
            <text:p text:style-name="P61">At(P2, JFK)</text:p>
            <text:p text:style-name="P61">At(P3, ATL)</text:p>
          </table:table-cell>
          <table:table-cell table:style-name="Tableau2.D4" office:value-type="string">
            <text:p text:style-name="P61">At(C1, SFO)</text:p>
            <text:p text:style-name="P61">At(C2, JFK)</text:p>
            <text:p text:style-name="P61">At(C3, ATL)</text:p>
            <text:p text:style-name="P61">At(C4, ORD)</text:p>
            <text:p text:style-name="P61">At(P1, SFO)</text:p>
            <text:p text:style-name="P61">At(P2, JFK)</text:p>
          </table:table-cell>
        </table:table-row>
        <table:table-row>
          <table:table-cell table:style-name="Tableau2.A2" office:value-type="string">
            <text:p text:style-name="P58">List of actions</text:p>
          </table:table-cell>
          <table:table-cell table:style-name="Tableau2.B3" office:value-type="string">
            <text:p text:style-name="P20">Load(C1, P1, SFO)</text:p>
            <text:p text:style-name="P20">Load(C2, P2, JFK)</text:p>
            <text:p text:style-name="P20">Fly(P1, SFO, JFK)</text:p>
            <text:p text:style-name="P20">Fly(P2, JFK, SFO)</text:p>
            <text:p text:style-name="P20">Unload(C1, P1, JFK)</text:p>
            <text:p text:style-name="P20">Unload(C2, P2, SFO)</text:p>
          </table:table-cell>
          <table:table-cell table:style-name="Tableau2.C3" office:value-type="string">
            <text:p text:style-name="P24">Load(C1, P1, SFO)</text:p>
            <text:p text:style-name="P25">Fly(P1, SFO, JFK)</text:p>
            <text:p text:style-name="P25">Unload(C1, P1, JFK)</text:p>
            <text:p text:style-name="P24">Load(C2, P2, JFK)</text:p>
            <text:p text:style-name="P25">Fly(P2, JFK, SFO)</text:p>
            <text:p text:style-name="P25">Unload(C2, P2, SFO)</text:p>
            <text:p text:style-name="P24">Load(C3, P3, ATL)</text:p>
            <text:p text:style-name="P24">Fly(P3, ATL, SFO)</text:p>
            <text:p text:style-name="P24">Unload(C3, P3, SFO)</text:p>
          </table:table-cell>
          <table:table-cell table:style-name="Tableau2.D3" office:value-type="string">
            <text:p text:style-name="P24">Load(C2, P2, JFK)</text:p>
            <text:p text:style-name="P24">Fly(P2, JFK, ORD)</text:p>
            <text:p text:style-name="P24">Load(C4, P2, ORD)</text:p>
            <text:p text:style-name="P24">Fly(P2, ORD, SFO)</text:p>
            <text:p text:style-name="P24">Unload(C4, P2, SFO)</text:p>
            <text:p text:style-name="P24">Load(C1, P1, SFO)</text:p>
            <text:p text:style-name="P24">Fly(P1, SFO, ATL)</text:p>
            <text:p text:style-name="P24">Load(C3, P1, ATL)</text:p>
            <text:p text:style-name="P24">Fly(P1, ATL, JFK)</text:p>
            <text:p text:style-name="P24">Unload(C3, P1, JFK)</text:p>
            <text:p text:style-name="P24">Unload(C2, P2, SFO)</text:p>
            <text:p text:style-name="P24">Unload(C1, P1, JFK)</text:p>
          </table:table-cell>
        </table:table-row>
        <table:table-row>
          <table:table-cell table:style-name="Tableau2.A2" office:value-type="string">
            <text:p text:style-name="P66">Final State</text:p>
          </table:table-cell>
          <table:table-cell table:style-name="Tableau2.C4" office:value-type="string">
            <text:p text:style-name="P61">At(C1, JFK)</text:p>
            <text:p text:style-name="P61">At(C2, SFO)</text:p>
          </table:table-cell>
          <table:table-cell table:style-name="Tableau2.C4" office:value-type="string">
            <text:p text:style-name="P61">At(C1, JFK)</text:p>
            <text:p text:style-name="P61">At(C2, SFO)</text:p>
            <text:p text:style-name="P61">At(C3, SFO)</text:p>
          </table:table-cell>
          <table:table-cell table:style-name="Tableau2.D4" office:value-type="string">
            <text:p text:style-name="P61">At(C1, JFK)</text:p>
            <text:p text:style-name="P61">At(C3, JFK)</text:p>
            <text:p text:style-name="P61">At(C2, SFO)</text:p>
            <text:p text:style-name="P61">At(C4, SFO)</text:p>
          </table:table-cell>
        </table:table-row>
      </table:table>
      <text:p text:style-name="P74">Table <text:sequence text:ref-name="refTable1" text:name="Table" text:formula="ooow:Table+1" style:num-format="1">2</text:sequence>: Optimal Plan for each problem</text:p>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7"><text:soft-page-break/>Comparison</text:p>
      <text:p text:style-name="P47"/>
      <table:table table:name="Tableau3" table:style-name="Tableau3">
        <table:table-column table:style-name="Tableau3.A" table:number-columns-repeated="3"/>
        <table:table-column table:style-name="Tableau3.D"/>
        <table:table-row>
          <table:table-cell table:style-name="Tableau3.A1" office:value-type="string">
            <text:p text:style-name="P62"/>
          </table:table-cell>
          <table:table-cell table:style-name="Tableau3.B1" office:value-type="string">
            <text:p text:style-name="P67">Problem 1</text:p>
          </table:table-cell>
          <table:table-cell table:style-name="Tableau3.B1" office:value-type="string">
            <text:p text:style-name="P67">Problem 2</text:p>
          </table:table-cell>
          <table:table-cell table:style-name="Tableau3.D1" office:value-type="string">
            <text:p text:style-name="P67">Problem <text:span text:style-name="T50">3</text:span></text:p>
          </table:table-cell>
        </table:table-row>
        <table:table-row>
          <table:table-cell table:style-name="Tableau3.A2" table:number-rows-spanned="2" office:value-type="string">
            <text:p text:style-name="P68">Breadth first search</text:p>
          </table:table-cell>
          <table:table-cell table:style-name="Tableau3.B2" office:value-type="string">
            <text:p text:style-name="P30"><text:span text:style-name="T2">Expansions</text:span>: 43 </text:p>
            <text:p text:style-name="P30"><text:span text:style-name="T2">Goal Tests</text:span>: 56 </text:p>
            <text:p text:style-name="P30"><text:span text:style-name="T2">New Nodes</text:span>: 180</text:p>
            <text:p text:style-name="P26"><text:span text:style-name="T2">Plan length</text:span>: 6 <text:s/></text:p>
            <text:p text:style-name="P26"><text:span text:style-name="T2">Time </text:span><text:span text:style-name="T3">(s)</text:span><text:span text:style-name="T1">:</text:span> 0.13</text:p>
          </table:table-cell>
          <table:table-cell table:style-name="Tableau3.C2" office:value-type="string">
            <text:p text:style-name="P30"><text:span text:style-name="T2">Expansions</text:span>: <text:span text:style-name="T33">3343</text:span> </text:p>
            <text:p text:style-name="P30"><text:span text:style-name="T2">Goal Tests</text:span>: <text:span text:style-name="T33">4609</text:span> </text:p>
            <text:p text:style-name="P30"><text:span text:style-name="T2">New Nodes</text:span>: <text:span text:style-name="T33">30509</text:span></text:p>
            <text:p text:style-name="P26"><text:span text:style-name="T2">Plan length</text:span>: <text:span text:style-name="T33">9</text:span> </text:p>
            <text:p text:style-name="P26"><text:span text:style-name="T2">Time </text:span><text:span text:style-name="T3">(s)</text:span><text:span text:style-name="T1">:</text:span> <text:span text:style-name="T34">58.540</text:span></text:p>
          </table:table-cell>
          <table:table-cell table:style-name="Tableau3.D2" office:value-type="string">
            <text:p text:style-name="P31"><text:span text:style-name="T2">Expansions</text:span>: <text:span text:style-name="T43">14663</text:span></text:p>
            <text:p text:style-name="P30"><text:span text:style-name="T43">G</text:span><text:span text:style-name="T2">oal Tests</text:span>: <text:span text:style-name="T43">18098</text:span> </text:p>
            <text:p text:style-name="P30"><text:span text:style-name="T2">N</text:span><text:span text:style-name="T4">ew </text:span><text:span text:style-name="T2">Nodes</text:span>: <text:span text:style-name="T43">129631</text:span></text:p>
            <text:p text:style-name="P26"><text:span text:style-name="T2">Plan length</text:span>: <text:span text:style-name="T43">12</text:span> <text:s/></text:p>
            <text:p text:style-name="P26"><text:span text:style-name="T2">Time </text:span><text:span text:style-name="T3">(s)</text:span><text:span text:style-name="T1">:</text:span> <text:span text:style-name="T43">334.22</text:span></text:p>
          </table:table-cell>
        </table:table-row>
        <table:table-row>
          <table:covered-table-cell/>
          <table:table-cell table:style-name="Tableau3.B3" table:number-columns-spanned="3" office:value-type="string">
            <text:p text:style-name="P32">Breadth first search finds the optimal path to the goal (<text:span text:style-name="T55">minimum</text:span> number of actions) but that has a cost. Actually it had to expanded more and more node as the problem need to achieve more and more goals, hence the time needed to find the optimal solution is linear in term of number of Goal Test and the number of goal to test is exponential in term of number of depth of the search. Hence even though the breadth first search algorithm finds the best solution it cannot be used when the problem becomes to complex <text:span text:style-name="T51">(because it takes to long to way the way to the goal)</text:span></text:p>
          </table:table-cell>
          <table:covered-table-cell/>
          <table:covered-table-cell/>
        </table:table-row>
        <table:table-row>
          <table:table-cell table:style-name="Tableau3.A2" table:number-rows-spanned="2" office:value-type="string">
            <text:p text:style-name="P68">Depth first graph search</text:p>
          </table:table-cell>
          <table:table-cell table:style-name="Tableau3.B4" office:value-type="string">
            <text:p text:style-name="P30"><text:span text:style-name="T2">Expansions</text:span>: <text:span text:style-name="T14">21</text:span> </text:p>
            <text:p text:style-name="P30"><text:span text:style-name="T2">Goal Tests</text:span>: <text:span text:style-name="T14">22</text:span> </text:p>
            <text:p text:style-name="P30"><text:span text:style-name="T2">New Nodes</text:span>: <text:span text:style-name="T14">84</text:span></text:p>
            <text:p text:style-name="P21"><text:span text:style-name="T2">Plan length</text:span>: <text:span text:style-name="T14">20</text:span> <text:s/></text:p>
            <text:p text:style-name="P21"><text:span text:style-name="T2">Time </text:span><text:span text:style-name="T3">(s)</text:span><text:span text:style-name="T1">:</text:span> <text:span text:style-name="T11">0.066</text:span></text:p>
          </table:table-cell>
          <table:table-cell table:style-name="Tableau3.C4" office:value-type="string">
            <text:p text:style-name="P30"><text:span text:style-name="T2">Expansions</text:span>: <text:span text:style-name="T35">624</text:span> </text:p>
            <text:p text:style-name="P30"><text:span text:style-name="T2">Goal Tests</text:span>: <text:span text:style-name="T35">625</text:span> </text:p>
            <text:p text:style-name="P30"><text:span text:style-name="T2">New Nodes</text:span>: <text:span text:style-name="T35">5602</text:span></text:p>
            <text:p text:style-name="P26"><text:span text:style-name="T2">Plan length</text:span>: 6<text:span text:style-name="T35">19</text:span> <text:s/></text:p>
            <text:p text:style-name="P26"><text:span text:style-name="T2">Time </text:span><text:span text:style-name="T3">(s)</text:span><text:span text:style-name="T1">:</text:span> <text:span text:style-name="T36">10.911</text:span></text:p>
          </table:table-cell>
          <table:table-cell table:style-name="Tableau3.D4" office:value-type="string">
            <text:p text:style-name="P30"><text:span text:style-name="T2">Expansions</text:span>: <text:span text:style-name="T44">408</text:span> </text:p>
            <text:p text:style-name="P30"><text:span text:style-name="T2">Goal Tests</text:span>: <text:span text:style-name="T44">409</text:span> </text:p>
            <text:p text:style-name="P30"><text:span text:style-name="T2">New Nodes</text:span>: <text:span text:style-name="T44">3364</text:span></text:p>
            <text:p text:style-name="P26"><text:span text:style-name="T2">Plan length</text:span>: <text:span text:style-name="T44">392</text:span> <text:s/></text:p>
            <text:p text:style-name="P26"><text:span text:style-name="T2">Time </text:span><text:span text:style-name="T3">(s)</text:span><text:span text:style-name="T1">:</text:span> <text:span text:style-name="T44">7.733</text:span></text:p>
          </table:table-cell>
        </table:table-row>
        <table:table-row>
          <table:covered-table-cell/>
          <table:table-cell table:style-name="Tableau3.B5" table:number-columns-spanned="3" office:value-type="string">
            <text:p text:style-name="P33">As seen in lectures, Depth first search is not guarantee to find the best solution to the problem (we see that for problem 1, 2, 3 here the path is respectively 20, 619, 392 while the best path are 6, 9, 12), but it can resolve the problem faster than using Breadth first search. The thing is : Do we really want to use 619 actions to transport 2 <text:span text:style-name="T55">cargo</text:span> from to places to 2 others places. Well absolutely not ! So, even though Depth first graph search seems promising because it solves the problem quite quickly, the solution we got at the end is not optimal at all and hence we should avoid using such solutions.</text:p>
          </table:table-cell>
          <table:covered-table-cell/>
          <table:covered-table-cell/>
        </table:table-row>
        <table:table-row>
          <table:table-cell table:style-name="Tableau3.A2" table:number-rows-spanned="2" office:value-type="string">
            <text:p text:style-name="P68">Greedy best first graph search</text:p>
          </table:table-cell>
          <table:table-cell table:style-name="Tableau3.B6" office:value-type="string">
            <text:p text:style-name="P30"><text:span text:style-name="T2">Expansions</text:span>: <text:span text:style-name="T27">7</text:span> </text:p>
            <text:p text:style-name="P30"><text:span text:style-name="T2">Goal Tests</text:span>: <text:span text:style-name="T27">9</text:span></text:p>
            <text:p text:style-name="P19"><text:span text:style-name="T2">New Nodes</text:span>: <text:span text:style-name="T27">28</text:span></text:p>
            <text:p text:style-name="P30"><text:span text:style-name="T2">Plan length</text:span>: 6 <text:s/></text:p>
            <text:p text:style-name="P30"><text:span text:style-name="T2">Time </text:span><text:span text:style-name="T3">(s)</text:span><text:span text:style-name="T1">:</text:span> <text:span text:style-name="T28">0.022</text:span></text:p>
          </table:table-cell>
          <table:table-cell table:style-name="Tableau3.C6" office:value-type="string">
            <text:p text:style-name="P30"><text:span text:style-name="T2">Expansions</text:span>: <text:span text:style-name="T39">970</text:span> </text:p>
            <text:p text:style-name="P30"><text:span text:style-name="T2">Goal Tests</text:span>: <text:span text:style-name="T39">972</text:span> </text:p>
            <text:p text:style-name="P30"><text:span text:style-name="T2">New Nodes</text:span>: <text:span text:style-name="T39">8726</text:span></text:p>
            <text:p text:style-name="P26"><text:span text:style-name="T2">Plan length</text:span>: <text:span text:style-name="T39">17</text:span> <text:s/></text:p>
            <text:p text:style-name="P26"><text:span text:style-name="T2">Time </text:span><text:span text:style-name="T3">(s)</text:span><text:span text:style-name="T1">:</text:span> <text:span text:style-name="T40">20.185</text:span></text:p>
          </table:table-cell>
          <table:table-cell table:style-name="Tableau3.D6" office:value-type="string">
            <text:p text:style-name="P30"><text:span text:style-name="T2">Expansions</text:span>: <text:span text:style-name="T45">5578</text:span> </text:p>
            <text:p text:style-name="P30"><text:span text:style-name="T2">Goal Tests</text:span>: 5<text:span text:style-name="T45">580</text:span> </text:p>
            <text:p text:style-name="P30"><text:span text:style-name="T2">New Nodes</text:span>: <text:span text:style-name="T45">49150</text:span></text:p>
            <text:p text:style-name="P26"><text:span text:style-name="T2">Plan length</text:span>: <text:span text:style-name="T45">22</text:span> <text:s/></text:p>
            <text:p text:style-name="P26"><text:span text:style-name="T2">Time </text:span><text:span text:style-name="T3">(s)</text:span><text:span text:style-name="T1">:</text:span> <text:span text:style-name="T45">189.65</text:span></text:p>
          </table:table-cell>
        </table:table-row>
        <table:table-row>
          <table:covered-table-cell/>
          <table:table-cell table:style-name="Tableau3.B7" table:number-columns-spanned="3" office:value-type="string">
            <text:p text:style-name="P34">Greedy best first graph search is kind of a «good not optimal » solution. Actually it allows to find a relatively good solution in term of length of the plan while it takes less time then Breadth First search. Hence if we want to have a relatively good trade-off between having a reasonably good solution and don’t spend too much <text:span text:style-name="T55">computational</text:span> time greedy best first graph search could be a good compromise.</text:p>
          </table:table-cell>
          <table:covered-table-cell/>
          <table:covered-table-cell/>
        </table:table-row>
      </table:table>
      <text:p text:style-name="P75">Table <text:sequence text:ref-name="refTable2" text:name="Table" text:formula="ooow:Table+1" style:num-format="1">3</text:sequence>: Comparison and Analysis of non heuristic algorithms</text:p>
      <text:p text:style-name="P48"/>
      <text:p text:style-name="P73">Comparison for A* heuristic</text:p>
      <text:p text:style-name="P49"/>
      <text:p text:style-name="P49"/>
      <table:table table:name="Tableau4" table:style-name="Tableau4">
        <table:table-column table:style-name="Tableau4.A" table:number-columns-repeated="3"/>
        <table:table-column table:style-name="Tableau4.D"/>
        <table:table-row>
          <table:table-cell table:style-name="Tableau4.A1" office:value-type="string">
            <text:p text:style-name="P63"/>
          </table:table-cell>
          <table:table-cell table:style-name="Tableau4.B1" office:value-type="string">
            <text:p text:style-name="P60">Problem 1</text:p>
          </table:table-cell>
          <table:table-cell table:style-name="Tableau4.B1" office:value-type="string">
            <text:p text:style-name="P60">Problem 2</text:p>
          </table:table-cell>
          <table:table-cell table:style-name="Tableau4.D1" office:value-type="string">
            <text:p text:style-name="P60">Problem <text:span text:style-name="T50">3</text:span></text:p>
          </table:table-cell>
        </table:table-row>
        <table:table-row>
          <table:table-cell table:style-name="Tableau4.A2" table:number-rows-spanned="2" office:value-type="string">
            <text:p text:style-name="P59">Astar, h_ignore pr<text:span text:style-name="T56">e</text:span>co<text:span text:style-name="T56">n</text:span>ditions</text:p>
          </table:table-cell>
          <table:table-cell table:style-name="Tableau4.B2" office:value-type="string">
            <text:p text:style-name="P36"><text:span text:style-name="T2">Expansions</text:span>: 4<text:span text:style-name="T31">1</text:span> </text:p>
            <text:p text:style-name="P36"><text:span text:style-name="T2">Goal Tests</text:span>: <text:span text:style-name="T31">43</text:span> </text:p>
            <text:p text:style-name="P36"><text:span text:style-name="T2">New Nodes</text:span>: 1<text:span text:style-name="T31">70</text:span></text:p>
            <text:p text:style-name="P22"><text:span text:style-name="T2">Plan length</text:span>: 6 <text:s/></text:p>
            <text:p text:style-name="P22"><text:span text:style-name="T2">Time </text:span><text:span text:style-name="T3">(s)</text:span><text:span text:style-name="T1">:</text:span> <text:span text:style-name="T32">0.205</text:span></text:p>
          </table:table-cell>
          <table:table-cell table:style-name="Tableau4.C2" office:value-type="string">
            <text:p text:style-name="P36"><text:span text:style-name="T2">Expansions</text:span>: <text:span text:style-name="T42">1506</text:span> </text:p>
            <text:p text:style-name="P36"><text:span text:style-name="T2">Goal Tests</text:span>: <text:s/><text:span text:style-name="T42">1508</text:span></text:p>
            <text:p text:style-name="P35"><text:span text:style-name="T2">New Nodes</text:span>: <text:span text:style-name="T42">13820</text:span></text:p>
            <text:p text:style-name="P27"><text:span text:style-name="T2">Plan length</text:span>: <text:span text:style-name="T41">9</text:span> <text:s/></text:p>
            <text:p text:style-name="P27"><text:span text:style-name="T2">Time </text:span><text:span text:style-name="T3">(s)</text:span><text:span text:style-name="T1">:</text:span> <text:span text:style-name="T42">42.329</text:span></text:p>
          </table:table-cell>
          <table:table-cell table:style-name="Tableau4.D2" office:value-type="string">
            <text:p text:style-name="P36"><text:span text:style-name="T2">Expansions</text:span>: <text:span text:style-name="T47">5118</text:span> </text:p>
            <text:p text:style-name="P36"><text:span text:style-name="T2">Goal Tests</text:span>: 5<text:span text:style-name="T47">120</text:span> </text:p>
            <text:p text:style-name="P36"><text:span text:style-name="T2">N</text:span><text:span text:style-name="T6">ew </text:span><text:span text:style-name="T2">Nodes</text:span>: <text:span text:style-name="T47">45650</text:span></text:p>
            <text:p text:style-name="P27"><text:span text:style-name="T2">Plan length</text:span>: <text:span text:style-name="T47">12</text:span> <text:s/></text:p>
            <text:p text:style-name="P27"><text:span text:style-name="T2">Time </text:span><text:span text:style-name="T3">(s)</text:span><text:span text:style-name="T1">:</text:span> <text:span text:style-name="T47">227.437</text:span></text:p>
          </table:table-cell>
        </table:table-row>
        <table:table-row>
          <table:covered-table-cell/>
          <table:table-cell table:style-name="Tableau4.B3" table:number-columns-spanned="3" office:value-type="string">
            <text:p text:style-name="P37">As we can see A* with the h_ignore preconditions <text:span text:style-name="T58">give us optimal solutions (we use A* with admissible heuristic so it’s normal). As explained we could have thought, this heuristic is good but need to explore lots of node in comparison to the levelsum heuristic. Why’s that ? Because we used a relaxed conditions (we erased the preconditions) and thus in this newly graph the solution is always easier to find than in the real graph as we can execute more action for the same state. Hence this heuristic is admissible and seems to be good. Yet the A* algorithm needs to visit lots of nodes to find the optimal solution as we can see with the figures above.</text:span></text:p>
          </table:table-cell>
          <table:covered-table-cell/>
          <table:covered-table-cell/>
        </table:table-row>
        <table:table-row>
          <table:table-cell table:style-name="Tableau4.A2" table:number-rows-spanned="2" office:value-type="string">
            <text:p text:style-name="P72">Astar, h_pg_levelsum</text:p>
          </table:table-cell>
          <table:table-cell table:style-name="Tableau4.B4" office:value-type="string">
            <text:p text:style-name="P36"><text:span text:style-name="T2">Expansions</text:span>: <text:span text:style-name="T48">11</text:span> </text:p>
            <text:p text:style-name="P36"><text:span text:style-name="T2">Goal Tests</text:span>: <text:span text:style-name="T48">13</text:span> </text:p>
            <text:p text:style-name="P36"><text:span text:style-name="T2">New Nodes</text:span>: <text:span text:style-name="T48">50</text:span></text:p>
            <text:p text:style-name="P36"><text:span text:style-name="T2">Plan length</text:span>: 6 <text:s/></text:p>
            <text:p text:style-name="P36"><text:span text:style-name="T2">Time </text:span><text:span text:style-name="T3">(s)</text:span><text:span text:style-name="T1">:</text:span> <text:span text:style-name="T53">1.71</text:span></text:p>
          </table:table-cell>
          <table:table-cell table:style-name="Tableau4.C4" office:value-type="string">
            <text:p text:style-name="P36"><text:span text:style-name="T2">Expansions</text:span>: <text:span text:style-name="T52">86</text:span> </text:p>
            <text:p text:style-name="P36"><text:span text:style-name="T2">Goal Tests</text:span>: <text:s/><text:span text:style-name="T52">88</text:span></text:p>
            <text:p text:style-name="P35"><text:span text:style-name="T2">New Nodes</text:span>: <text:span text:style-name="T52">841</text:span></text:p>
            <text:p text:style-name="P27"><text:span text:style-name="T5">Plan length</text:span><text:span text:style-name="T49">: 9 <text:s/></text:span></text:p>
            <text:p text:style-name="P27"><text:span text:style-name="T5">Time </text:span><text:span text:style-name="T3">(s)</text:span><text:span text:style-name="T1">: 171.22</text:span></text:p>
          </table:table-cell>
          <table:table-cell table:style-name="Tableau4.D4" office:value-type="string">
            <text:p text:style-name="P36"><text:span text:style-name="T2">Expansions</text:span>: <text:span text:style-name="T54">403</text:span> </text:p>
            <text:p text:style-name="P36"><text:span text:style-name="T2">Goal Tests</text:span>: <text:s/><text:span text:style-name="T54">405</text:span></text:p>
            <text:p text:style-name="P35"><text:span text:style-name="T2">N</text:span><text:span text:style-name="T7">ew </text:span><text:span text:style-name="T2">Nodes</text:span>: <text:span text:style-name="T54">3708</text:span></text:p>
            <text:p text:style-name="P27"><text:span text:style-name="T5">Plan length</text:span><text:span text:style-name="T49">: 12 <text:s/></text:span></text:p>
            <text:p text:style-name="P27"><text:span text:style-name="T5">Time </text:span><text:span text:style-name="T3">(s)</text:span><text:span text:style-name="T1">: 1204.23</text:span></text:p>
          </table:table-cell>
        </table:table-row>
        <table:table-row>
          <table:covered-table-cell/>
          <table:table-cell table:style-name="Tableau4.B5" table:number-columns-spanned="3" office:value-type="string">
            <text:p text:style-name="P38">The A* algorithm with the levelsum give us also the optimal solutions. In this case we are using a planning graph and we are computing the sum of the level where each goal is reach. Once again this heuristic is admissible in the sense that we need to attain all goals in the goal state for the <text:span text:style-name="T59">same</text:span> level. This heuristic seems a lot better in a sense that we don’t need to expand lots of nodes in comparison the the h_ignore_preconditions heuristic. Yet I takes longer to compute because at each frontier expansion we need to compute the levelsum heuristic which needs to create a new planning graph. Hence, this heuristic is <text:span text:style-name="T60">good in a sense that it doesn’t visit too many nodes (use less memory) but is bad in term of time.</text:span></text:p>
          </table:table-cell>
          <table:covered-table-cell/>
          <table:covered-table-cell/>
        </table:table-row>
      </table:table>
      <text:p text:style-name="P75">Table <text:sequence text:ref-name="refTable3" text:name="Table" text:formula="ooow:Table+1" style:num-format="1">4</text:sequence>: Comparison and Analysis of heuristic search</text:p>
      <text:p text:style-name="P50"/>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text:soft-page-break/>Best heuristic and best non heuristic</text:p>
      <text:p text:style-name="P51"/>
      <text:p text:style-name="P44">I consider to compare the heuristic and non heuristic algorithm<text:span text:style-name="T63">s</text:span> with respect to 2 factors :</text:p>
      <text:list xml:id="list3724316107153511960" text:style-name="L1">
        <text:list-item>
          <text:p text:style-name="P78">Find a optimal solution</text:p>
        </text:list-item>
        <text:list-item>
          <text:p text:style-name="P78">Less time to find the best solution</text:p>
        </text:list-item>
      </text:list>
      <text:p text:style-name="P44">This is purely arbitrary. We might a choose other factors such as the number of nodes expanded (memory used), or is the solution a good approximate solution (doesn’t expand much more nodes than the optimal one). Here I choose The two factors above for two reasons :</text:p>
      <text:list xml:id="list3581321096714012223" text:style-name="L2">
        <text:list-item>
          <text:p text:style-name="P79">We can find the optimal solution to the problem without fear of using to much memory</text:p>
        </text:list-item>
        <text:list-item>
          <text:p text:style-name="P79">We won’t use non optimal solution as it cost a lot here (gasoline, time of travel, human <text:span text:style-name="T62">resource</text:span> and so on...)</text:p>
        </text:list-item>
      </text:list>
      <text:p text:style-name="P52"/>
      <table:table table:name="Tableau5" table:style-name="Tableau5">
        <table:table-column table:style-name="Tableau5.A" table:number-columns-repeated="3"/>
        <table:table-column table:style-name="Tableau5.D"/>
        <table:table-row>
          <table:table-cell table:style-name="Tableau5.A1" office:value-type="string">
            <text:p text:style-name="P64"/>
          </table:table-cell>
          <table:table-cell table:style-name="Tableau5.B1" office:value-type="string">
            <text:p text:style-name="P69">Problem 1</text:p>
          </table:table-cell>
          <table:table-cell table:style-name="Tableau5.B1" office:value-type="string">
            <text:p text:style-name="P69">Problem 2</text:p>
          </table:table-cell>
          <table:table-cell table:style-name="Tableau5.D1" office:value-type="string">
            <text:p text:style-name="P69">Problem <text:span text:style-name="T50">3</text:span></text:p>
          </table:table-cell>
        </table:table-row>
        <table:table-row>
          <table:table-cell table:style-name="Tableau5.A2" table:number-rows-spanned="3" office:value-type="string">
            <text:p text:style-name="P70"/>
            <text:p text:style-name="P70">Best Heuristic <text:span text:style-name="T61">(in term of time spend)</text:span></text:p>
          </table:table-cell>
          <table:table-cell table:style-name="Tableau5.B2" office:value-type="string">
            <text:p text:style-name="P65">Astar, h_ignore pr<text:span text:style-name="T57">e</text:span>co<text:span text:style-name="T57">n</text:span>ditions</text:p>
          </table:table-cell>
          <table:table-cell table:style-name="Tableau5.C2" office:value-type="string">
            <text:p text:style-name="P65">Astar, h_ignore pr<text:span text:style-name="T57">e</text:span>co<text:span text:style-name="T57">n</text:span>ditions</text:p>
          </table:table-cell>
          <table:table-cell table:style-name="Tableau5.D2" office:value-type="string">
            <text:p text:style-name="P65">Astar, h_ignore pr<text:span text:style-name="T57">e</text:span>co<text:span text:style-name="T57">n</text:span>ditions</text:p>
          </table:table-cell>
        </table:table-row>
        <table:table-row>
          <table:covered-table-cell/>
          <table:table-cell table:style-name="Tableau5.B3" office:value-type="string">
            <text:p text:style-name="P39"><text:span text:style-name="T2">Expansions</text:span>: 4<text:span text:style-name="T31">1</text:span> </text:p>
            <text:p text:style-name="P39"><text:span text:style-name="T2">Goal Tests</text:span>: <text:span text:style-name="T31">43</text:span> </text:p>
            <text:p text:style-name="P39"><text:span text:style-name="T2">New Nodes</text:span>: 1<text:span text:style-name="T31">70</text:span></text:p>
            <text:p text:style-name="P23"><text:span text:style-name="T2">Plan length</text:span>: 6 <text:s/></text:p>
            <text:p text:style-name="P23"><text:span text:style-name="T2">Time </text:span><text:span text:style-name="T3">(s)</text:span><text:span text:style-name="T1">:</text:span> <text:span text:style-name="T32">0.205</text:span></text:p>
          </table:table-cell>
          <table:table-cell table:style-name="Tableau5.C3" office:value-type="string">
            <text:p text:style-name="P39"><text:span text:style-name="T2">Expansions</text:span>: <text:span text:style-name="T42">1506</text:span> </text:p>
            <text:p text:style-name="P39"><text:span text:style-name="T2">Goal Tests</text:span>: <text:s/><text:span text:style-name="T42">1508</text:span></text:p>
            <text:p text:style-name="P39"><text:span text:style-name="T2">New Nodes</text:span>: <text:span text:style-name="T42">13820</text:span></text:p>
            <text:p text:style-name="P28"><text:span text:style-name="T2">Plan length</text:span>: <text:span text:style-name="T41">9</text:span> <text:s/></text:p>
            <text:p text:style-name="P28"><text:span text:style-name="T2">Time </text:span><text:span text:style-name="T3">(s)</text:span><text:span text:style-name="T1">:</text:span> <text:span text:style-name="T42">42.329</text:span></text:p>
          </table:table-cell>
          <table:table-cell table:style-name="Tableau5.D3" office:value-type="string">
            <text:p text:style-name="P39"><text:span text:style-name="T2">Expansions</text:span>: <text:span text:style-name="T47">5118</text:span> </text:p>
            <text:p text:style-name="P39"><text:span text:style-name="T2">Goal Tests</text:span>: 5<text:span text:style-name="T47">120</text:span> </text:p>
            <text:p text:style-name="P39"><text:span text:style-name="T2">N</text:span><text:span text:style-name="T6">ew </text:span><text:span text:style-name="T2">Nodes</text:span>: <text:span text:style-name="T47">45650</text:span></text:p>
            <text:p text:style-name="P28"><text:span text:style-name="T2">Plan length</text:span>: <text:span text:style-name="T47">12</text:span> <text:s/></text:p>
            <text:p text:style-name="P28"><text:span text:style-name="T2">Time </text:span><text:span text:style-name="T3">(s)</text:span><text:span text:style-name="T1">:</text:span> <text:span text:style-name="T47">227.437</text:span></text:p>
          </table:table-cell>
        </table:table-row>
        <table:table-row>
          <table:covered-table-cell/>
          <table:table-cell table:style-name="Tableau5.B4" table:number-columns-spanned="3" office:value-type="string">
            <text:p text:style-name="P41">So here the<text:span text:style-name="T2"> A* with the h_ignore preconditions</text:span> algorithm gives use the optimal solution in the least amount of time. In this sens I consider it to be the best heuristic to use for those problems.</text:p>
          </table:table-cell>
          <table:covered-table-cell/>
          <table:covered-table-cell/>
        </table:table-row>
        <table:table-row>
          <table:table-cell table:style-name="Tableau5.A2" table:number-rows-spanned="3" office:value-type="string">
            <text:p text:style-name="P71"/>
            <text:p text:style-name="P71">Best Non heuristic (in term of time spend)</text:p>
          </table:table-cell>
          <table:table-cell table:style-name="Tableau5.B5" office:value-type="string">
            <text:p text:style-name="P65">Greedy best first graph search</text:p>
          </table:table-cell>
          <table:table-cell table:style-name="Tableau5.C5" office:value-type="string">
            <text:p text:style-name="P65">Breadth first search</text:p>
          </table:table-cell>
          <table:table-cell table:style-name="Tableau5.D5" office:value-type="string">
            <text:p text:style-name="P65">Breadth first search</text:p>
          </table:table-cell>
        </table:table-row>
        <table:table-row>
          <table:covered-table-cell/>
          <table:table-cell table:style-name="Tableau5.B6" office:value-type="string">
            <text:p text:style-name="P40"><text:span text:style-name="T2">Expansions</text:span>: <text:span text:style-name="T27">7</text:span> </text:p>
            <text:p text:style-name="P40"><text:span text:style-name="T2">Goal Tests</text:span>: <text:span text:style-name="T27">9</text:span></text:p>
            <text:p text:style-name="P40"><text:span text:style-name="T2">New Nodes</text:span>: <text:span text:style-name="T27">28</text:span></text:p>
            <text:p text:style-name="P40"><text:span text:style-name="T2">Plan length</text:span>: 6 <text:s/></text:p>
            <text:p text:style-name="P40"><text:span text:style-name="T2">Time </text:span><text:span text:style-name="T3">(s)</text:span><text:span text:style-name="T1">:</text:span> <text:span text:style-name="T28">0.022</text:span></text:p>
          </table:table-cell>
          <table:table-cell table:style-name="Tableau5.C6" office:value-type="string">
            <text:p text:style-name="P40"><text:span text:style-name="T2">Expansions</text:span>: <text:span text:style-name="T33">3343</text:span> </text:p>
            <text:p text:style-name="P40"><text:span text:style-name="T2">Goal Tests</text:span>: <text:span text:style-name="T33">4609</text:span> </text:p>
            <text:p text:style-name="P40"><text:span text:style-name="T2">New Nodes</text:span>: <text:span text:style-name="T33">30509</text:span></text:p>
            <text:p text:style-name="P29"><text:span text:style-name="T2">Plan length</text:span>: <text:span text:style-name="T33">9</text:span> </text:p>
            <text:p text:style-name="P29"><text:span text:style-name="T2">Time </text:span><text:span text:style-name="T3">(s)</text:span><text:span text:style-name="T1">:</text:span> <text:span text:style-name="T34">58.540</text:span></text:p>
          </table:table-cell>
          <table:table-cell table:style-name="Tableau5.D6" office:value-type="string">
            <text:p text:style-name="P40"><text:span text:style-name="T2">Expansions</text:span>: <text:span text:style-name="T43">14663</text:span></text:p>
            <text:p text:style-name="P40"><text:span text:style-name="T43">G</text:span><text:span text:style-name="T2">oal Tests</text:span>: <text:span text:style-name="T43">18098</text:span> </text:p>
            <text:p text:style-name="P40"><text:span text:style-name="T2">N</text:span><text:span text:style-name="T8">ew </text:span><text:span text:style-name="T2">Nodes</text:span>: <text:span text:style-name="T43">129631</text:span></text:p>
            <text:p text:style-name="P29"><text:span text:style-name="T2">Plan length</text:span>: <text:span text:style-name="T43">12</text:span> <text:s/></text:p>
            <text:p text:style-name="P29"><text:span text:style-name="T2">Time </text:span><text:span text:style-name="T3">(s)</text:span><text:span text:style-name="T1">:</text:span> <text:span text:style-name="T43">334.22</text:span></text:p>
          </table:table-cell>
        </table:table-row>
        <table:table-row>
          <table:covered-table-cell/>
          <table:table-cell table:style-name="Tableau5.B7" table:number-columns-spanned="3" office:value-type="string">
            <text:p text:style-name="P41">Here Breadth first search gives use the best solution in the least amount of time. There is one exception. Greedy best first graph search is faster for the problem 1 ? Why’s that ? Because the problem 1 is really really easy and so Greedy best first search choose the best solution very quickly. We can note that Breadth first search finds the best solutions in 0.13s for the first problem so we can consider that at the end of the day the best non heuristic algorithm with respect to the factors I choose to focus on is <text:span text:style-name="T2">Breadth first search</text:span></text:p>
          </table:table-cell>
          <table:covered-table-cell/>
          <table:covered-table-cell/>
        </table:table-row>
      </table:table>
      <text:p text:style-name="P74">Table <text:sequence text:ref-name="refTable4" text:name="Table" text:formula="ooow:Table+1" style:num-format="1">5</text:sequence>: Comparison between best heuristic and non heuristic search algorithms</text:p>
      <text:p text:style-name="P54"><text:span text:style-name="T64">Note</text:span><text:span text:style-name="T65"> : We can see that greedy best first graph search give us “relatively” good solution quite quickly. I didn’t choose this heuristic because between 22 actions and 12 actions there is still a real gap of money to invest (assume we do the 22 actions greedy best first graph search gives us in real world)</text:span></text:p>
      <text:p text:style-name="P42"/>
      <text:p text:style-name="P43">At the end of the day using <text:span text:style-name="T2">A* with heuristic</text:span> is better than using non heuristic algorithm. It can be easily understand as heuristics can be seen as educated guesses. The thing is then to come up with good heuris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Sans_20_nom1" style:display-name="Sans nom1" style:page-layout-name="Mpm2"/>
    <style:master-page style:name="Landscap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09:42:02.115000000</meta:creation-date>
    <dc:date>2017-03-11T17:05:47.404000000</dc:date>
    <meta:editing-duration>PT6H27M30S</meta:editing-duration>
    <meta:editing-cycles>95</meta:editing-cycles>
    <meta:generator>LibreOffice/5.2.5.1$Windows_x86 LibreOffice_project/0312e1a284a7d50ca85a365c316c7abbf20a4d22</meta:generator>
    <meta:document-statistic meta:table-count="5" meta:image-count="0" meta:object-count="0" meta:page-count="5" meta:paragraph-count="282" meta:word-count="1839" meta:character-count="10251" meta:non-whitespace-character-count="8595"/>
  </office:meta>
</office:document-meta>
</file>